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9.689cm"/>
    </style:style>
    <style:style style:name="co3" style:family="table-column">
      <style:table-column-properties fo:break-before="auto" style:column-width="9.551cm"/>
    </style:style>
    <style:style style:name="co4" style:family="table-column">
      <style:table-column-properties fo:break-before="auto" style:column-width="15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8.696cm"/>
    </style:style>
    <style:style style:name="co8" style:family="table-column">
      <style:table-column-properties fo:break-before="auto" style:column-width="8.073cm"/>
    </style:style>
    <style:style style:name="co9" style:family="table-column">
      <style:table-column-properties fo:break-before="auto" style:column-width="16.05cm"/>
    </style:style>
    <style:style style:name="co10" style:family="table-column">
      <style:table-column-properties fo:break-before="auto" style:column-width="5.796cm"/>
    </style:style>
    <style:style style:name="co11" style:family="table-column">
      <style:table-column-properties fo:break-before="auto" style:column-width="16.088cm"/>
    </style:style>
    <style:style style:name="co12" style:family="table-column">
      <style:table-column-properties fo:break-before="auto" style:column-width="7.237cm"/>
    </style:style>
    <style:style style:name="co13" style:family="table-column">
      <style:table-column-properties fo:break-before="auto" style:column-width="15.388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3.598cm"/>
    </style:style>
    <style:style style:name="co16" style:family="table-column">
      <style:table-column-properties fo:break-before="auto" style:column-width="2.917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1.75cm"/>
    </style:style>
    <style:style style:name="co19" style:family="table-column">
      <style:table-column-properties fo:break-before="auto" style:column-width="6.128cm"/>
    </style:style>
    <style:style style:name="co20" style:family="table-column">
      <style:table-column-properties fo:break-before="auto" style:column-width="18.0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Michi-to-Bry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ocument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cId</text:p>
          </table:table-cell>
          <table:table-cell table:style-name="ce1" office:value-type="string" calcext:value-type="string">
            <text:p>messageCode</text:p>
          </table:table-cell>
          <table:table-cell table:style-name="ce1" office:value-type="string" calcext:value-type="string">
            <text:p>messageType</text:p>
          </table:table-cell>
          <table:table-cell table:style-name="ce1" office:value-type="string" calcext:value-type="string">
            <text:p>pidFrom</text:p>
          </table:table-cell>
          <table:table-cell table:style-name="ce1" office:value-type="string" calcext:value-type="string">
            <text:p>pidTo</text:p>
          </table:table-cell>
          <table:table-cell table:style-name="ce1" office:value-type="string" calcext:value-type="string">
            <text:p>timestamp</text:p>
          </table:table-cell>
        </table:table-row>
        <table:table-row table:style-name="ro1" table:visibility="filter">
          <table:table-cell office:value-type="string" calcext:value-type="string">
            <text:p>ME00000000</text:p>
          </table:table-cell>
          <table:table-cell office:value-type="string" calcext:value-type="string">
            <text:p>"Please add me to your &lt;BruceBoard Testers&gt; community."</text:p>
          </table:table-cell>
          <table:table-cell office:value-type="string" calcext:value-type="string">
            <text:p>{cpid: 1001, msid: 0, cid: 0, pid: 1009}</text:p>
          </table:table-cell>
          <table:table-cell office:value-type="string" calcext:value-type="string">
            <text:p>"Michi Wells requested to be added to your &lt;BruceBoard Testers&gt; community"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0:35 AM UTC-7</text:p>
          </table:table-cell>
        </table:table-row>
        <table:table-row table:style-name="ro1">
          <table:table-cell office:value-type="string" calcext:value-type="string">
            <text:p>ME00000001</text:p>
          </table:table-cell>
          <table:table-cell office:value-type="string" calcext:value-type="string">
            <text:p>"Please assign me to Square 82"</text:p>
          </table:table-cell>
          <table:table-cell office:value-type="string" calcext:value-type="string">
            <text:p>{cid: 0, squareRequested: 82, sid: 2, gid: 5}</text:p>
          </table:table-cell>
          <table:table-cell office:value-type="string" calcext:value-type="string">
            <text:p>"Michi Wells requested Square 82 for Game &lt;Blue Bombers vs Argonauts&gt; in Series &lt;Week 8&gt;"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3:57 AM UTC-7</text:p>
          </table:table-cell>
        </table:table-row>
        <table:table-row table:style-name="ro1">
          <table:table-cell office:value-type="string" calcext:value-type="string">
            <text:p>ME00000002</text:p>
          </table:table-cell>
          <table:table-cell office:value-type="string" calcext:value-type="string">
            <text:p>"Please assign me to Square 80"</text:p>
          </table:table-cell>
          <table:table-cell office:value-type="string" calcext:value-type="string">
            <text:p>{cid: 0, gid: 5, sid: 2, squareRequested: 80}</text:p>
          </table:table-cell>
          <table:table-cell office:value-type="string" calcext:value-type="string">
            <text:p>"Michi Wells requested Square 80 for Game &lt;Blue Bombers vs Argonauts&gt; in Series &lt;Week 8&gt;"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4:31 AM UTC-7</text:p>
          </table:table-cell>
        </table:table-row>
        <table:table-row table:style-name="ro1">
          <table:table-cell office:value-type="string" calcext:value-type="string">
            <text:p>ME00000003</text:p>
          </table:table-cell>
          <table:table-cell office:value-type="string" calcext:value-type="string">
            <text:p>"Please assign me to Square 26"</text:p>
          </table:table-cell>
          <table:table-cell office:value-type="string" calcext:value-type="string">
            <text:p>{cid: 0, sid: 2, gid: 5, squareRequested: 26}</text:p>
          </table:table-cell>
          <table:table-cell office:value-type="string" calcext:value-type="string">
            <text:p>"Michi Wells requested Square 26 for Game &lt;Blue Bombers vs Argonauts&gt; in Series &lt;Week 8&gt;"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4:33 AM UTC-7</text:p>
          </table:table-cell>
        </table:table-row>
        <table:table-row table:style-name="ro1">
          <table:table-cell office:value-type="string" calcext:value-type="string">
            <text:p>ME00000004</text:p>
          </table:table-cell>
          <table:table-cell office:value-type="string" calcext:value-type="string">
            <text:p>"Please assign me to Square 31"</text:p>
          </table:table-cell>
          <table:table-cell office:value-type="string" calcext:value-type="string">
            <text:p>{gid: 5, squareRequested: 31, cid: 0, sid: 2}</text:p>
          </table:table-cell>
          <table:table-cell office:value-type="string" calcext:value-type="string">
            <text:p>"Michi Wells requested Square 31 for Game &lt;Blue Bombers vs Argonauts&gt; in Series &lt;Week 8&gt;"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4:36 AM UTC-7</text:p>
          </table:table-cell>
        </table:table-row>
        <table:table-row table:style-name="ro1">
          <table:table-cell office:value-type="string" calcext:value-type="string">
            <text:p>ME00000005</text:p>
          </table:table-cell>
          <table:table-cell office:value-type="string" calcext:value-type="string">
            <text:p>"Please assign me to Square 95"</text:p>
          </table:table-cell>
          <table:table-cell office:value-type="string" calcext:value-type="string">
            <text:p>{cid: 0, squareRequested: 95, sid: 2, gid: 5}</text:p>
          </table:table-cell>
          <table:table-cell office:value-type="string" calcext:value-type="string">
            <text:p>"Michi Wells requested Square 95 for Game &lt;Blue Bombers vs Argonauts&gt; in Series &lt;Week 8&gt;"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4:44 AM UTC-7</text:p>
          </table:table-cell>
        </table:table-row>
        <table:table-row table:style-name="ro1">
          <table:table-cell office:value-type="string" calcext:value-type="string">
            <text:p>ME00000006</text:p>
          </table:table-cell>
          <table:table-cell office:value-type="string" calcext:value-type="string">
            <text:p>"Please assign me to Square 2"</text:p>
          </table:table-cell>
          <table:table-cell office:value-type="string" calcext:value-type="string">
            <text:p>{gid: 5, squareRequested: 2, sid: 2, cid: 0}</text:p>
          </table:table-cell>
          <table:table-cell table:style-name="ce3" office:value-type="string" calcext:value-type="string">
            <text:p>"Michi Wells requested Square 2 for Game &lt;Blue Bombers vs Argonauts&gt; in Series &lt;Week 8&gt;"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table:style-name="ce3" office:value-type="string" calcext:value-type="string">
            <text:p>July 27, 2024 at 11:34:46 AM UTC-7</text:p>
          </table:table-cell>
        </table:table-row>
        <table:table-row table:style-name="ro1">
          <table:table-cell office:value-type="string" calcext:value-type="string">
            <text:p>ME00000007</text:p>
          </table:table-cell>
          <table:table-cell office:value-type="string" calcext:value-type="string">
            <text:p>"Please assign me to Square 86"</text:p>
          </table:table-cell>
          <table:table-cell office:value-type="string" calcext:value-type="string">
            <text:p>{squareRequested: 86, sid: 2, cid: 0, gid: 5}</text:p>
          </table:table-cell>
          <table:table-cell office:value-type="string" calcext:value-type="string">
            <text:p>"Michi Wells requested Square 86 for Game &lt;Blue Bombers vs Argonauts&gt; in Series &lt;Week 8&gt;"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4:51 AM UTC-7</text:p>
          </table:table-cell>
        </table:table-row>
        <table:table-row table:style-name="ro1">
          <table:table-cell office:value-type="string" calcext:value-type="string">
            <text:p>ME00000008</text:p>
          </table:table-cell>
          <table:table-cell office:value-type="string" calcext:value-type="string">
            <text:p>"Please assign me to Square 5"</text:p>
          </table:table-cell>
          <table:table-cell office:value-type="string" calcext:value-type="string">
            <text:p>{gid: 5, squareRequested: 5, cid: 0, sid: 2}</text:p>
          </table:table-cell>
          <table:table-cell office:value-type="string" calcext:value-type="string">
            <text:p>"Michi Wells requested Square 5 for Game &lt;Blue Bombers vs Argonauts&gt; in Series &lt;Week 8&gt;"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4:54 AM UTC-7</text:p>
          </table:table-cell>
        </table:table-row>
        <table:table-row table:style-name="ro1">
          <table:table-cell office:value-type="string" calcext:value-type="string">
            <text:p>ME00000009</text:p>
          </table:table-cell>
          <table:table-cell office:value-type="string" calcext:value-type="string">
            <text:p>"Please assign me to Square 32"</text:p>
          </table:table-cell>
          <table:table-cell office:value-type="string" calcext:value-type="string">
            <text:p>{squareRequested: 32, cid: 0, sid: 2, gid: 5}</text:p>
          </table:table-cell>
          <table:table-cell office:value-type="string" calcext:value-type="string">
            <text:p>"Michi Wells requested Square 32 for Game &lt;Blue Bombers vs Argonauts&gt; in Series &lt;Week 8&gt;"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5:33 AM UTC-7</text:p>
          </table:table-cell>
        </table:table-row>
        <table:table-row table:style-name="ro1">
          <table:table-cell office:value-type="string" calcext:value-type="string">
            <text:p>ME00000010</text:p>
          </table:table-cell>
          <table:table-cell office:value-type="string" calcext:value-type="string">
            <text:p>"Please assign me to Square 80"</text:p>
          </table:table-cell>
          <table:table-cell office:value-type="string" calcext:value-type="string">
            <text:p>{gid: 5, squareRequested: 80, cid: 0, sid: 2}</text:p>
          </table:table-cell>
          <table:table-cell office:value-type="string" calcext:value-type="string">
            <text:p>"Michi Wells requested Square 80 for Game &lt;Blue Bombers vs Argonauts&gt; in Series &lt;Week 8&gt;"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5:57 AM UTC-7</text:p>
          </table:table-cell>
        </table:table-row>
        <table:table-row table:style-name="ro1">
          <table:table-cell office:value-type="string" calcext:value-type="string">
            <text:p>ME00000011</text:p>
          </table:table-cell>
          <table:table-cell office:value-type="string" calcext:value-type="string">
            <text:p>"Please assign me to Square 19"</text:p>
          </table:table-cell>
          <table:table-cell office:value-type="string" calcext:value-type="string">
            <text:p>{sid: 2, squareRequested: 19, gid: 5, cid: 0}</text:p>
          </table:table-cell>
          <table:table-cell office:value-type="string" calcext:value-type="string">
            <text:p>"Michi Wells requested Square 19 for Game &lt;Blue Bombers vs Argonauts&gt; in Series &lt;Week 8&gt;"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37:36 AM UTC-7</text:p>
          </table:table-cell>
        </table:table-row>
        <table:table-row table:style-name="ro1">
          <table:table-cell office:value-type="string" calcext:value-type="string">
            <text:p>ME00000012</text:p>
          </table:table-cell>
          <table:table-cell office:value-type="string" calcext:value-type="string">
            <text:p>"Please assign me to Square 11"</text:p>
          </table:table-cell>
          <table:table-cell office:value-type="string" calcext:value-type="string">
            <text:p>{gid: 6, sid: 2, squareRequested: 11, cid: 0}</text:p>
          </table:table-cell>
          <table:table-cell office:value-type="string" calcext:value-type="string">
            <text:p>"Michi Wells requested Square 11 for Game &lt;Tiger Cats vs Elks&gt; in Series &lt;Week 8&gt;"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2:56 PM UTC-7</text:p>
          </table:table-cell>
        </table:table-row>
        <table:table-row table:style-name="ro1">
          <table:table-cell office:value-type="string" calcext:value-type="string">
            <text:p>ME00000013</text:p>
          </table:table-cell>
          <table:table-cell office:value-type="string" calcext:value-type="string">
            <text:p>"Please assign me to Square 51"</text:p>
          </table:table-cell>
          <table:table-cell office:value-type="string" calcext:value-type="string">
            <text:p>{gid: 6, cid: 0, squareRequested: 51, sid: 2}</text:p>
          </table:table-cell>
          <table:table-cell office:value-type="string" calcext:value-type="string">
            <text:p>"Michi Wells requested Square 51 for Game &lt;Tiger Cats vs Elks&gt; in Series &lt;Week 8&gt;"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04 PM UTC-7</text:p>
          </table:table-cell>
        </table:table-row>
        <table:table-row table:style-name="ro1">
          <table:table-cell office:value-type="string" calcext:value-type="string">
            <text:p>ME00000014</text:p>
          </table:table-cell>
          <table:table-cell office:value-type="string" calcext:value-type="string">
            <text:p>"Please assign me to Square 19"</text:p>
          </table:table-cell>
          <table:table-cell office:value-type="string" calcext:value-type="string">
            <text:p>{gid: 6, sid: 2, cid: 0, squareRequested: 19}</text:p>
          </table:table-cell>
          <table:table-cell office:value-type="string" calcext:value-type="string">
            <text:p>"Michi Wells requested Square 19 for Game &lt;Tiger Cats vs Elks&gt; in Series &lt;Week 8&gt;"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10 PM UTC-7</text:p>
          </table:table-cell>
        </table:table-row>
        <table:table-row table:style-name="ro1">
          <table:table-cell office:value-type="string" calcext:value-type="string">
            <text:p>ME00000015</text:p>
          </table:table-cell>
          <table:table-cell office:value-type="string" calcext:value-type="string">
            <text:p>"Please assign me to Square 87"</text:p>
          </table:table-cell>
          <table:table-cell office:value-type="string" calcext:value-type="string">
            <text:p>{gid: 6, squareRequested: 87, cid: 0, sid: 2}</text:p>
          </table:table-cell>
          <table:table-cell office:value-type="string" calcext:value-type="string">
            <text:p>"Michi Wells requested Square 87 for Game &lt;Tiger Cats vs Elks&gt; in Series &lt;Week 8&gt;"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13 PM UTC-7</text:p>
          </table:table-cell>
        </table:table-row>
        <table:table-row table:style-name="ro1">
          <table:table-cell office:value-type="string" calcext:value-type="string">
            <text:p>ME00000016</text:p>
          </table:table-cell>
          <table:table-cell office:value-type="string" calcext:value-type="string">
            <text:p>"Please assign me to Square 35"</text:p>
          </table:table-cell>
          <table:table-cell office:value-type="string" calcext:value-type="string">
            <text:p>{sid: 2, gid: 6, cid: 0, squareRequested: 35}</text:p>
          </table:table-cell>
          <table:table-cell office:value-type="string" calcext:value-type="string">
            <text:p>"Michi Wells requested Square 35 for Game &lt;Tiger Cats vs Elks&gt; in Series &lt;Week 8&gt;"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15 PM UTC-7</text:p>
          </table:table-cell>
        </table:table-row>
        <table:table-row table:style-name="ro1">
          <table:table-cell office:value-type="string" calcext:value-type="string">
            <text:p>ME00000017</text:p>
          </table:table-cell>
          <table:table-cell office:value-type="string" calcext:value-type="string">
            <text:p>"Please assign me to Square 54"</text:p>
          </table:table-cell>
          <table:table-cell office:value-type="string" calcext:value-type="string">
            <text:p>{sid: 2, gid: 6, squareRequested: 54, cid: 0}</text:p>
          </table:table-cell>
          <table:table-cell office:value-type="string" calcext:value-type="string">
            <text:p>"Michi Wells requested Square 54 for Game &lt;Tiger Cats vs Elks&gt; in Series &lt;Week 8&gt;"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17 PM UTC-7</text:p>
          </table:table-cell>
        </table:table-row>
        <table:table-row table:style-name="ro1">
          <table:table-cell office:value-type="string" calcext:value-type="string">
            <text:p>ME00000018</text:p>
          </table:table-cell>
          <table:table-cell office:value-type="string" calcext:value-type="string">
            <text:p>"Please assign me to Square 51"</text:p>
          </table:table-cell>
          <table:table-cell office:value-type="string" calcext:value-type="string">
            <text:p>{gid: 6, squareRequested: 51, cid: 0, sid: 2}</text:p>
          </table:table-cell>
          <table:table-cell office:value-type="string" calcext:value-type="string">
            <text:p>"Michi Wells requested Square 51 for Game &lt;Tiger Cats vs Elks&gt; in Series &lt;Week 8&gt;"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20 PM UTC-7</text:p>
          </table:table-cell>
        </table:table-row>
        <table:table-row table:style-name="ro1">
          <table:table-cell office:value-type="string" calcext:value-type="string">
            <text:p>ME00000019</text:p>
          </table:table-cell>
          <table:table-cell office:value-type="string" calcext:value-type="string">
            <text:p>"Please assign me to Square 80"</text:p>
          </table:table-cell>
          <table:table-cell office:value-type="string" calcext:value-type="string">
            <text:p>{gid: 6, cid: 0, squareRequested: 80, sid: 2}</text:p>
          </table:table-cell>
          <table:table-cell office:value-type="string" calcext:value-type="string">
            <text:p>"Michi Wells requested Square 80 for Game &lt;Tiger Cats vs Elks&gt; in Series &lt;Week 8&gt;"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23 PM UTC-7</text:p>
          </table:table-cell>
        </table:table-row>
        <table:table-row table:style-name="ro1">
          <table:table-cell office:value-type="string" calcext:value-type="string">
            <text:p>ME00000020</text:p>
          </table:table-cell>
          <table:table-cell office:value-type="string" calcext:value-type="string">
            <text:p>"Please assign me to Square 84"</text:p>
          </table:table-cell>
          <table:table-cell office:value-type="string" calcext:value-type="string">
            <text:p>{gid: 6, cid: 0, sid: 2, squareRequested: 84}</text:p>
          </table:table-cell>
          <table:table-cell office:value-type="string" calcext:value-type="string">
            <text:p>"Michi Wells requested Square 84 for Game &lt;Tiger Cats vs Elks&gt; in Series &lt;Week 8&gt;"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26 PM UTC-7</text:p>
          </table:table-cell>
        </table:table-row>
        <table:table-row table:style-name="ro1">
          <table:table-cell office:value-type="string" calcext:value-type="string">
            <text:p>ME00000021</text:p>
          </table:table-cell>
          <table:table-cell office:value-type="string" calcext:value-type="string">
            <text:p>"Please assign me to Square 93"</text:p>
          </table:table-cell>
          <table:table-cell office:value-type="string" calcext:value-type="string">
            <text:p>{cid: 0, sid: 2, squareRequested: 93, gid: 6}</text:p>
          </table:table-cell>
          <table:table-cell office:value-type="string" calcext:value-type="string">
            <text:p>"Michi Wells requested Square 93 for Game &lt;Tiger Cats vs Elks&gt; in Series &lt;Week 8&gt;"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28 PM UTC-7</text:p>
          </table:table-cell>
        </table:table-row>
        <table:table-row table:style-name="ro1">
          <table:table-cell office:value-type="string" calcext:value-type="string">
            <text:p>ME00000022</text:p>
          </table:table-cell>
          <table:table-cell office:value-type="string" calcext:value-type="string">
            <text:p>"Please assign me to Square 14"</text:p>
          </table:table-cell>
          <table:table-cell office:value-type="string" calcext:value-type="string">
            <text:p>{squareRequested: 14, cid: 0, sid: 2, gid: 6}</text:p>
          </table:table-cell>
          <table:table-cell office:value-type="string" calcext:value-type="string">
            <text:p>"Michi Wells requested Square 14 for Game &lt;Tiger Cats vs Elks&gt; in Series &lt;Week 8&gt;"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32 PM UTC-7</text:p>
          </table:table-cell>
        </table:table-row>
        <table:table-row table:style-name="ro1">
          <table:table-cell office:value-type="string" calcext:value-type="string">
            <text:p>ME00000023</text:p>
          </table:table-cell>
          <table:table-cell office:value-type="string" calcext:value-type="string">
            <text:p>"Please assign me to Square 1"</text:p>
          </table:table-cell>
          <table:table-cell office:value-type="string" calcext:value-type="string">
            <text:p>{cid: 0, sid: 2, gid: 6, squareRequested: 1}</text:p>
          </table:table-cell>
          <table:table-cell office:value-type="string" calcext:value-type="string">
            <text:p>"Michi Wells requested Square 1 for Game &lt;Tiger Cats vs Elks&gt; in Series &lt;Week 8&gt;"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8:33:35 PM UTC-7</text:p>
          </table:table-cell>
        </table:table-row>
      </table:table>
      <table:table table:name="Bryon-to-Michi" table:style-name="ta1"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5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Document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cId</text:p>
          </table:table-cell>
          <table:table-cell table:style-name="ce1" office:value-type="string" calcext:value-type="string">
            <text:p>messageCode</text:p>
          </table:table-cell>
          <table:table-cell table:style-name="ce1" office:value-type="string" calcext:value-type="string">
            <text:p>messageType</text:p>
          </table:table-cell>
          <table:table-cell table:style-name="ce1" office:value-type="string" calcext:value-type="string">
            <text:p>pidFrom</text:p>
          </table:table-cell>
          <table:table-cell table:style-name="ce1" office:value-type="string" calcext:value-type="string">
            <text:p>pidTo</text:p>
          </table:table-cell>
          <table:table-cell table:style-name="ce1" office:value-type="string" calcext:value-type="string">
            <text:p>timestamp</text:p>
          </table:table-cell>
        </table:table-row>
        <table:table-row table:style-name="ro1" table:visibility="filter">
          <table:table-cell office:value-type="string" calcext:value-type="string">
            <text:p>ME00000276</text:p>
          </table:table-cell>
          <table:table-cell office:value-type="string" calcext:value-type="string">
            <text:p>"Welcome to the community &lt;BruceBoard Testers&gt;"</text:p>
          </table:table-cell>
          <table:table-cell office:value-type="string" calcext:value-type="string">
            <text:p>{cpid: 1001, msid: 0, cid: 0, pid: 1009}</text:p>
          </table:table-cell>
          <table:table-cell office:value-type="string" calcext:value-type="string">
            <text:p>"Bryon Abbott accepted your request to be added to the &lt;BruceBoard Testers&gt; community"</text:p>
          </table:table-cell>
          <table:table-cell office:value-type="float" office:value="276" calcext:value-type="float">
            <text:p>276</text:p>
          </table:table-cell>
          <table:table-cell office:value-type="float" office:value="10010" calcext:value-type="float">
            <text:p>1001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2:36 AM UTC-7</text:p>
          </table:table-cell>
        </table:table-row>
        <table:table-row table:style-name="ro1" table:visibility="filter">
          <table:table-cell office:value-type="string" calcext:value-type="string">
            <text:p>ME00000277</text:p>
          </table:table-cell>
          <table:table-cell office:value-type="string" calcext:value-type="string">
            <text:p>"Topped up Credits to 50 credits"</text:p>
          </table:table-cell>
          <table:table-cell office:value-type="string" calcext:value-type="string">
            <text:p>{cid: 0, credits: 50}</text:p>
          </table:table-cell>
          <table:table-cell office:value-type="string" calcext:value-type="string">
            <text:p>"Credits on your account were updated from 0 to 50 : (50)"</text:p>
          </table:table-cell>
          <table:table-cell office:value-type="float" office:value="277" calcext:value-type="float">
            <text:p>277</text:p>
          </table:table-cell>
          <table:table-cell office:value-type="float" office:value="20020" calcext:value-type="float">
            <text:p>2002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2:57 AM UTC-7</text:p>
          </table:table-cell>
        </table:table-row>
        <table:table-row table:style-name="ro1">
          <table:table-cell office:value-type="string" calcext:value-type="string">
            <text:p>ME00000278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sid: 2, squareRequested: 82, gid: 5}</text:p>
          </table:table-cell>
          <table:table-cell office:value-type="string" calcext:value-type="string">
            <text:p>"Bryon Abbott accepted your request for Square 82 from Game &lt;Blue Bombers vs Argonauts&gt;"</text:p>
          </table:table-cell>
          <table:table-cell office:value-type="float" office:value="278" calcext:value-type="float">
            <text:p>278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09 AM UTC-7</text:p>
          </table:table-cell>
        </table:table-row>
        <table:table-row table:style-name="ro1">
          <table:table-cell office:value-type="string" calcext:value-type="string">
            <text:p>ME00000279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gid: 5, squareRequested: 80, cid: 0}</text:p>
          </table:table-cell>
          <table:table-cell office:value-type="string" calcext:value-type="string">
            <text:p>"Bryon Abbott accepted your request for Square 80 from Game &lt;Blue Bombers vs Argonauts&gt;"</text:p>
          </table:table-cell>
          <table:table-cell office:value-type="float" office:value="279" calcext:value-type="float">
            <text:p>279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11 AM UTC-7</text:p>
          </table:table-cell>
        </table:table-row>
        <table:table-row table:style-name="ro1">
          <table:table-cell office:value-type="string" calcext:value-type="string">
            <text:p>ME00000280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id: 2, cid: 0, squareRequested: 26}</text:p>
          </table:table-cell>
          <table:table-cell office:value-type="string" calcext:value-type="string">
            <text:p>"Bryon Abbott accepted your request for Square 26 from Game &lt;Blue Bombers vs Argonauts&gt;"</text:p>
          </table:table-cell>
          <table:table-cell office:value-type="float" office:value="280" calcext:value-type="float">
            <text:p>280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13 AM UTC-7</text:p>
          </table:table-cell>
        </table:table-row>
        <table:table-row table:style-name="ro1">
          <table:table-cell office:value-type="string" calcext:value-type="string">
            <text:p>ME00000281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squareRequested: 31, gid: 5}</text:p>
          </table:table-cell>
          <table:table-cell office:value-type="string" calcext:value-type="string">
            <text:p>"Bryon Abbott accepted your request for Square 31 from Game &lt;Blue Bombers vs Argonauts&gt;"</text:p>
          </table:table-cell>
          <table:table-cell office:value-type="float" office:value="281" calcext:value-type="float">
            <text:p>281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15 AM UTC-7</text:p>
          </table:table-cell>
        </table:table-row>
        <table:table-row table:style-name="ro1">
          <table:table-cell office:value-type="string" calcext:value-type="string">
            <text:p>ME00000282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95, cid: 0, gid: 5, sid: 2}</text:p>
          </table:table-cell>
          <table:table-cell office:value-type="string" calcext:value-type="string">
            <text:p>"Bryon Abbott accepted your request for Square 95 from Game &lt;Blue Bombers vs Argonauts&gt;"</text:p>
          </table:table-cell>
          <table:table-cell office:value-type="float" office:value="282" calcext:value-type="float">
            <text:p>282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17 AM UTC-7</text:p>
          </table:table-cell>
        </table:table-row>
        <table:table-row table:style-name="ro1">
          <table:table-cell office:value-type="string" calcext:value-type="string">
            <text:p>ME00000283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gid: 5, squareRequested: 2}</text:p>
          </table:table-cell>
          <table:table-cell table:style-name="ce3" office:value-type="string" calcext:value-type="string">
            <text:p>"Bryon Abbott accepted your request for Square 2 from Game &lt;Blue Bombers vs Argonauts&gt;"</text:p>
          </table:table-cell>
          <table:table-cell office:value-type="float" office:value="283" calcext:value-type="float">
            <text:p>283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table:style-name="ce3" office:value-type="string" calcext:value-type="string">
            <text:p>July 27, 2024 at 11:36:19 AM UTC-7</text:p>
          </table:table-cell>
        </table:table-row>
        <table:table-row table:style-name="ro1">
          <table:table-cell office:value-type="string" calcext:value-type="string">
            <text:p>ME00000284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gid: 5, sid: 2, squareRequested: 86}</text:p>
          </table:table-cell>
          <table:table-cell office:value-type="string" calcext:value-type="string">
            <text:p>"Bryon Abbott accepted your request for Square 86 from Game &lt;Blue Bombers vs Argonauts&gt;"</text:p>
          </table:table-cell>
          <table:table-cell office:value-type="float" office:value="284" calcext:value-type="float">
            <text:p>284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21 AM UTC-7</text:p>
          </table:table-cell>
        </table:table-row>
        <table:table-row table:style-name="ro1">
          <table:table-cell office:value-type="string" calcext:value-type="string">
            <text:p>ME00000285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id: 2, cid: 0, squareRequested: 5}</text:p>
          </table:table-cell>
          <table:table-cell office:value-type="string" calcext:value-type="string">
            <text:p>"Bryon Abbott accepted your request for Square 5 from Game &lt;Blue Bombers vs Argonauts&gt;"</text:p>
          </table:table-cell>
          <table:table-cell office:value-type="float" office:value="285" calcext:value-type="float">
            <text:p>285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23 AM UTC-7</text:p>
          </table:table-cell>
        </table:table-row>
        <table:table-row table:style-name="ro1">
          <table:table-cell office:value-type="string" calcext:value-type="string">
            <text:p>ME00000286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squareRequested: 32, sid: 2, gid: 5}</text:p>
          </table:table-cell>
          <table:table-cell office:value-type="string" calcext:value-type="string">
            <text:p>"Bryon Abbott accepted your request for Square 32 from Game &lt;Blue Bombers vs Argonauts&gt;"</text:p>
          </table:table-cell>
          <table:table-cell office:value-type="float" office:value="286" calcext:value-type="float">
            <text:p>286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25 AM UTC-7</text:p>
          </table:table-cell>
        </table:table-row>
        <table:table-row table:style-name="ro1">
          <table:table-cell office:value-type="string" calcext:value-type="string">
            <text:p>ME00000287</text:p>
          </table:table-cell>
          <table:table-cell office:value-type="string" calcext:value-type="string">
            <text:p>"Sorry, rejected Michi taken"</text:p>
          </table:table-cell>
          <table:table-cell office:value-type="string" calcext:value-type="string">
            <text:p>{cid: 0, squareRequested: 80, sid: 2, gid: 5}</text:p>
          </table:table-cell>
          <table:table-cell office:value-type="string" calcext:value-type="string">
            <text:p>"Bryon Abbott rejected your request for Square 80 from Game &lt;Blue Bombers vs Argonauts&gt;"</text:p>
          </table:table-cell>
          <table:table-cell office:value-type="float" office:value="287" calcext:value-type="float">
            <text:p>287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6:38 AM UTC-7</text:p>
          </table:table-cell>
        </table:table-row>
        <table:table-row table:style-name="ro1">
          <table:table-cell office:value-type="string" calcext:value-type="string">
            <text:p>ME00000288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19, gid: 5, cid: 0, sid: 2}</text:p>
          </table:table-cell>
          <table:table-cell office:value-type="string" calcext:value-type="string">
            <text:p>"Bryon Abbott accepted your request for Square 19 from Game &lt;Blue Bombers vs Argonauts&gt;"</text:p>
          </table:table-cell>
          <table:table-cell office:value-type="float" office:value="288" calcext:value-type="float">
            <text:p>288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7, 2024 at 11:38:39 AM UTC-7</text:p>
          </table:table-cell>
        </table:table-row>
        <table:table-row table:style-name="ro1">
          <table:table-cell office:value-type="string" calcext:value-type="string">
            <text:p>ME00000319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6, squareRequested: 11, sid: 2, cid: 0}</text:p>
          </table:table-cell>
          <table:table-cell office:value-type="string" calcext:value-type="string">
            <text:p>"Bryon Abbott accepted your request for Square 11 from Game &lt;Tiger Cats vs Elks&gt;"</text:p>
          </table:table-cell>
          <table:table-cell office:value-type="float" office:value="319" calcext:value-type="float">
            <text:p>319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3:48 AM UTC-7</text:p>
          </table:table-cell>
        </table:table-row>
        <table:table-row table:style-name="ro1">
          <table:table-cell office:value-type="string" calcext:value-type="string">
            <text:p>ME00000320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gid: 6, squareRequested: 51, sid: 2}</text:p>
          </table:table-cell>
          <table:table-cell office:value-type="string" calcext:value-type="string">
            <text:p>"Bryon Abbott accepted your request for Square 51 from Game &lt;Tiger Cats vs Elks&gt;"</text:p>
          </table:table-cell>
          <table:table-cell office:value-type="float" office:value="320" calcext:value-type="float">
            <text:p>320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3:51 AM UTC-7</text:p>
          </table:table-cell>
        </table:table-row>
        <table:table-row table:style-name="ro1">
          <table:table-cell office:value-type="string" calcext:value-type="string">
            <text:p>ME00000321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gid: 6, sid: 2, squareRequested: 19}</text:p>
          </table:table-cell>
          <table:table-cell office:value-type="string" calcext:value-type="string">
            <text:p>"Bryon Abbott accepted your request for Square 19 from Game &lt;Tiger Cats vs Elks&gt;"</text:p>
          </table:table-cell>
          <table:table-cell office:value-type="float" office:value="321" calcext:value-type="float">
            <text:p>321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3:52 AM UTC-7</text:p>
          </table:table-cell>
        </table:table-row>
        <table:table-row table:style-name="ro1">
          <table:table-cell office:value-type="string" calcext:value-type="string">
            <text:p>ME00000322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6, squareRequested: 35, sid: 2, cid: 0}</text:p>
          </table:table-cell>
          <table:table-cell office:value-type="string" calcext:value-type="string">
            <text:p>"Bryon Abbott accepted your request for Square 35 from Game &lt;Tiger Cats vs Elks&gt;"</text:p>
          </table:table-cell>
          <table:table-cell office:value-type="float" office:value="322" calcext:value-type="float">
            <text:p>322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3:54 AM UTC-7</text:p>
          </table:table-cell>
        </table:table-row>
        <table:table-row table:style-name="ro1">
          <table:table-cell office:value-type="string" calcext:value-type="string">
            <text:p>ME00000323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6, cid: 0, squareRequested: 54, sid: 2}</text:p>
          </table:table-cell>
          <table:table-cell office:value-type="string" calcext:value-type="string">
            <text:p>"Bryon Abbott accepted your request for Square 54 from Game &lt;Tiger Cats vs Elks&gt;"</text:p>
          </table:table-cell>
          <table:table-cell office:value-type="float" office:value="323" calcext:value-type="float">
            <text:p>323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3:55 AM UTC-7</text:p>
          </table:table-cell>
        </table:table-row>
        <table:table-row table:style-name="ro1">
          <table:table-cell office:value-type="string" calcext:value-type="string">
            <text:p>ME00000324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6, cid: 0, squareRequested: 14, sid: 2}</text:p>
          </table:table-cell>
          <table:table-cell office:value-type="string" calcext:value-type="string">
            <text:p>"Bryon Abbott accepted your request for Square 14 from Game &lt;Tiger Cats vs Elks&gt;"</text:p>
          </table:table-cell>
          <table:table-cell office:value-type="float" office:value="324" calcext:value-type="float">
            <text:p>324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3:57 AM UTC-7</text:p>
          </table:table-cell>
        </table:table-row>
        <table:table-row table:style-name="ro1">
          <table:table-cell office:value-type="string" calcext:value-type="string">
            <text:p>ME00000326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6, sid: 2, squareRequested: 1, cid: 0}</text:p>
          </table:table-cell>
          <table:table-cell office:value-type="string" calcext:value-type="string">
            <text:p>"Bryon Abbott accepted your request for Square 1 from Game &lt;Tiger Cats vs Elks&gt;"</text:p>
          </table:table-cell>
          <table:table-cell office:value-type="float" office:value="326" calcext:value-type="float">
            <text:p>326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3:58 AM UTC-7</text:p>
          </table:table-cell>
        </table:table-row>
        <table:table-row table:style-name="ro1">
          <table:table-cell office:value-type="string" calcext:value-type="string">
            <text:p>ME00000334</text:p>
          </table:table-cell>
          <table:table-cell office:value-type="string" calcext:value-type="string">
            <text:p>"Sorry, rejected Michi"</text:p>
          </table:table-cell>
          <table:table-cell office:value-type="string" calcext:value-type="string">
            <text:p>{squareRequested: 87, gid: 6, cid: 0, sid: 2}</text:p>
          </table:table-cell>
          <table:table-cell office:value-type="string" calcext:value-type="string">
            <text:p>"Bryon Abbott rejected your request for Square 87 from Game &lt;Tiger Cats vs Elks&gt;"</text:p>
          </table:table-cell>
          <table:table-cell office:value-type="float" office:value="334" calcext:value-type="float">
            <text:p>334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4:36 AM UTC-7</text:p>
          </table:table-cell>
        </table:table-row>
        <table:table-row table:style-name="ro1">
          <table:table-cell office:value-type="string" calcext:value-type="string">
            <text:p>ME00000335</text:p>
          </table:table-cell>
          <table:table-cell office:value-type="string" calcext:value-type="string">
            <text:p>"Sorry, rejected Michi"</text:p>
          </table:table-cell>
          <table:table-cell office:value-type="string" calcext:value-type="string">
            <text:p>{sid: 2, squareRequested: 51, gid: 6, cid: 0}</text:p>
          </table:table-cell>
          <table:table-cell office:value-type="string" calcext:value-type="string">
            <text:p>"Bryon Abbott rejected your request for Square 51 from Game &lt;Tiger Cats vs Elks&gt;"</text:p>
          </table:table-cell>
          <table:table-cell office:value-type="float" office:value="335" calcext:value-type="float">
            <text:p>335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4:45 AM UTC-7</text:p>
          </table:table-cell>
        </table:table-row>
        <table:table-row table:style-name="ro1">
          <table:table-cell office:value-type="string" calcext:value-type="string">
            <text:p>ME00000336</text:p>
          </table:table-cell>
          <table:table-cell office:value-type="string" calcext:value-type="string">
            <text:p>"Sorry, rejected Michi"</text:p>
          </table:table-cell>
          <table:table-cell office:value-type="string" calcext:value-type="string">
            <text:p>{cid: 0, gid: 6, sid: 2, squareRequested: 80}</text:p>
          </table:table-cell>
          <table:table-cell office:value-type="string" calcext:value-type="string">
            <text:p>"Bryon Abbott rejected your request for Square 80 from Game &lt;Tiger Cats vs Elks&gt;"</text:p>
          </table:table-cell>
          <table:table-cell office:value-type="float" office:value="336" calcext:value-type="float">
            <text:p>336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4:53 AM UTC-7</text:p>
          </table:table-cell>
        </table:table-row>
        <table:table-row table:style-name="ro1">
          <table:table-cell office:value-type="string" calcext:value-type="string">
            <text:p>ME00000337</text:p>
          </table:table-cell>
          <table:table-cell office:value-type="string" calcext:value-type="string">
            <text:p>"Sorry, rejected Michi"</text:p>
          </table:table-cell>
          <table:table-cell office:value-type="string" calcext:value-type="string">
            <text:p>{cid: 0, gid: 6, squareRequested: 84, sid: 2}</text:p>
          </table:table-cell>
          <table:table-cell office:value-type="string" calcext:value-type="string">
            <text:p>"Bryon Abbott rejected your request for Square 84 from Game &lt;Tiger Cats vs Elks&gt;"</text:p>
          </table:table-cell>
          <table:table-cell office:value-type="float" office:value="337" calcext:value-type="float">
            <text:p>337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5:00 AM UTC-7</text:p>
          </table:table-cell>
        </table:table-row>
        <table:table-row table:style-name="ro1">
          <table:table-cell office:value-type="string" calcext:value-type="string">
            <text:p>ME00000338</text:p>
          </table:table-cell>
          <table:table-cell office:value-type="string" calcext:value-type="string">
            <text:p>"Sorry, rejected Michi"</text:p>
          </table:table-cell>
          <table:table-cell office:value-type="string" calcext:value-type="string">
            <text:p>{gid: 6, cid: 0, squareRequested: 93, sid: 2}</text:p>
          </table:table-cell>
          <table:table-cell office:value-type="string" calcext:value-type="string">
            <text:p>"Bryon Abbott rejected your request for Square 93 from Game &lt;Tiger Cats vs Elks&gt;"</text:p>
          </table:table-cell>
          <table:table-cell office:value-type="float" office:value="338" calcext:value-type="float">
            <text:p>338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uly 28, 2024 at 9:45:07 AM UTC-7</text:p>
          </table:table-cell>
        </table:table-row>
      </table:table>
      <table:table table:name="Jeff-to-Bry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5" table:number-columns-repeated="5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Document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cId</text:p>
          </table:table-cell>
          <table:table-cell table:style-name="ce1" office:value-type="string" calcext:value-type="string">
            <text:p>messageCode</text:p>
          </table:table-cell>
          <table:table-cell table:style-name="ce1" office:value-type="string" calcext:value-type="string">
            <text:p>messageType</text:p>
          </table:table-cell>
          <table:table-cell table:style-name="ce1" office:value-type="string" calcext:value-type="string">
            <text:p>pidFrom</text:p>
          </table:table-cell>
          <table:table-cell table:style-name="ce1" office:value-type="string" calcext:value-type="string">
            <text:p>pidTo</text:p>
          </table:table-cell>
          <table:table-cell table:style-name="ce1" office:value-type="string" calcext:value-type="string">
            <text:p>timestamp</text:p>
          </table:table-cell>
        </table:table-row>
        <table:table-row table:style-name="ro1" table:visibility="filter">
          <table:table-cell office:value-type="string" calcext:value-type="string">
            <text:p>ME00000000</text:p>
          </table:table-cell>
          <table:table-cell office:value-type="string" calcext:value-type="string">
            <text:p>"Please add me to your &lt;BruceBoard Testers&gt; community."</text:p>
          </table:table-cell>
          <table:table-cell office:value-type="string" calcext:value-type="string">
            <text:p>{msid: 0, cpid: 1001, pid: 1005, cid: 0}</text:p>
          </table:table-cell>
          <table:table-cell office:value-type="string" calcext:value-type="string">
            <text:p>"Jeff Sheehan requested to be added to your &lt;BruceBoard Testers&gt; community"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4:10:42 AM UTC-7</text:p>
          </table:table-cell>
        </table:table-row>
        <table:table-row table:style-name="ro1">
          <table:table-cell office:value-type="string" calcext:value-type="string">
            <text:p>ME00000001</text:p>
          </table:table-cell>
          <table:table-cell office:value-type="string" calcext:value-type="string">
            <text:p>"Please assign me to Square 33"</text:p>
          </table:table-cell>
          <table:table-cell office:value-type="string" calcext:value-type="string">
            <text:p>{cid: 0, sid: 2, squareRequested: 33, gid: 5}</text:p>
          </table:table-cell>
          <table:table-cell office:value-type="string" calcext:value-type="string">
            <text:p>"Jeff Sheehan requested Square 33 for Game &lt;Blue Bombers vs Argonauts&gt; in Series &lt;Week 8&gt;"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28:57 AM UTC-7</text:p>
          </table:table-cell>
        </table:table-row>
        <table:table-row table:style-name="ro1">
          <table:table-cell office:value-type="string" calcext:value-type="string">
            <text:p>ME00000002</text:p>
          </table:table-cell>
          <table:table-cell office:value-type="string" calcext:value-type="string">
            <text:p>"Please assign me to Square 65"</text:p>
          </table:table-cell>
          <table:table-cell office:value-type="string" calcext:value-type="string">
            <text:p>{gid: 5, cid: 0, sid: 2, squareRequested: 65}</text:p>
          </table:table-cell>
          <table:table-cell office:value-type="string" calcext:value-type="string">
            <text:p>"Jeff Sheehan requested Square 65 for Game &lt;Blue Bombers vs Argonauts&gt; in Series &lt;Week 8&gt;"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28:59 AM UTC-7</text:p>
          </table:table-cell>
        </table:table-row>
        <table:table-row table:style-name="ro1">
          <table:table-cell office:value-type="string" calcext:value-type="string">
            <text:p>ME00000003</text:p>
          </table:table-cell>
          <table:table-cell office:value-type="string" calcext:value-type="string">
            <text:p>"Please assign me to Square 60"</text:p>
          </table:table-cell>
          <table:table-cell office:value-type="string" calcext:value-type="string">
            <text:p>{squareRequested: 60, sid: 2, cid: 0, gid: 5}</text:p>
          </table:table-cell>
          <table:table-cell office:value-type="string" calcext:value-type="string">
            <text:p>"Jeff Sheehan requested Square 60 for Game &lt;Blue Bombers vs Argonauts&gt; in Series &lt;Week 8&gt;"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29:01 AM UTC-7</text:p>
          </table:table-cell>
        </table:table-row>
        <table:table-row table:style-name="ro1">
          <table:table-cell office:value-type="string" calcext:value-type="string">
            <text:p>ME00000004</text:p>
          </table:table-cell>
          <table:table-cell office:value-type="string" calcext:value-type="string">
            <text:p>"Please assign me to Square 3"</text:p>
          </table:table-cell>
          <table:table-cell office:value-type="string" calcext:value-type="string">
            <text:p>{squareRequested: 3, gid: 5, cid: 0, sid: 2}</text:p>
          </table:table-cell>
          <table:table-cell office:value-type="string" calcext:value-type="string">
            <text:p>"Jeff Sheehan requested Square 3 for Game &lt;Blue Bombers vs Argonauts&gt; in Series &lt;Week 8&gt;"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29:03 AM UTC-7</text:p>
          </table:table-cell>
        </table:table-row>
        <table:table-row table:style-name="ro1">
          <table:table-cell office:value-type="string" calcext:value-type="string">
            <text:p>ME00000005</text:p>
          </table:table-cell>
          <table:table-cell office:value-type="string" calcext:value-type="string">
            <text:p>"Please assign me to Square 39"</text:p>
          </table:table-cell>
          <table:table-cell office:value-type="string" calcext:value-type="string">
            <text:p>{cid: 0, gid: 5, sid: 2, squareRequested: 39}</text:p>
          </table:table-cell>
          <table:table-cell office:value-type="string" calcext:value-type="string">
            <text:p>"Jeff Sheehan requested Square 39 for Game &lt;Blue Bombers vs Argonauts&gt; in Series &lt;Week 8&gt;"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29:06 AM UTC-7</text:p>
          </table:table-cell>
        </table:table-row>
        <table:table-row table:style-name="ro1">
          <table:table-cell office:value-type="string" calcext:value-type="string">
            <text:p>ME00000006</text:p>
          </table:table-cell>
          <table:table-cell office:value-type="string" calcext:value-type="string">
            <text:p>"Please assign me to Square 9"</text:p>
          </table:table-cell>
          <table:table-cell office:value-type="string" calcext:value-type="string">
            <text:p>{gid: 5, cid: 0, squareRequested: 9, sid: 2}</text:p>
          </table:table-cell>
          <table:table-cell office:value-type="string" calcext:value-type="string">
            <text:p>"Jeff Sheehan requested Square 9 for Game &lt;Blue Bombers vs Argonauts&gt; in Series &lt;Week 8&gt;"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29:07 AM UTC-7</text:p>
          </table:table-cell>
        </table:table-row>
        <table:table-row table:style-name="ro1">
          <table:table-cell office:value-type="string" calcext:value-type="string">
            <text:p>ME00000007</text:p>
          </table:table-cell>
          <table:table-cell office:value-type="string" calcext:value-type="string">
            <text:p>"Please assign me to Square 27"</text:p>
          </table:table-cell>
          <table:table-cell office:value-type="string" calcext:value-type="string">
            <text:p>{gid: 5, sid: 2, cid: 0, squareRequested: 27}</text:p>
          </table:table-cell>
          <table:table-cell office:value-type="string" calcext:value-type="string">
            <text:p>"Jeff Sheehan requested Square 27 for Game &lt;Blue Bombers vs Argonauts&gt; in Series &lt;Week 8&gt;"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29:09 AM UTC-7</text:p>
          </table:table-cell>
        </table:table-row>
        <table:table-row table:style-name="ro1">
          <table:table-cell office:value-type="string" calcext:value-type="string">
            <text:p>ME00000008</text:p>
          </table:table-cell>
          <table:table-cell office:value-type="string" calcext:value-type="string">
            <text:p>"Please assign me to Square 35"</text:p>
          </table:table-cell>
          <table:table-cell office:value-type="string" calcext:value-type="string">
            <text:p>{gid: 5, squareRequested: 35, cid: 0, sid: 2}</text:p>
          </table:table-cell>
          <table:table-cell office:value-type="string" calcext:value-type="string">
            <text:p>"Jeff Sheehan requested Square 35 for Game &lt;Blue Bombers vs Argonauts&gt; in Series &lt;Week 8&gt;"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05 AM UTC-7</text:p>
          </table:table-cell>
        </table:table-row>
        <table:table-row table:style-name="ro1">
          <table:table-cell office:value-type="string" calcext:value-type="string">
            <text:p>ME00000009</text:p>
          </table:table-cell>
          <table:table-cell office:value-type="string" calcext:value-type="string">
            <text:p>"Please assign me to Square 67"</text:p>
          </table:table-cell>
          <table:table-cell office:value-type="string" calcext:value-type="string">
            <text:p>{cid: 0, sid: 2, gid: 5, squareRequested: 67}</text:p>
          </table:table-cell>
          <table:table-cell office:value-type="string" calcext:value-type="string">
            <text:p>"Jeff Sheehan requested Square 67 for Game &lt;Blue Bombers vs Argonauts&gt; in Series &lt;Week 8&gt;"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07 AM UTC-7</text:p>
          </table:table-cell>
        </table:table-row>
        <table:table-row table:style-name="ro1">
          <table:table-cell office:value-type="string" calcext:value-type="string">
            <text:p>ME00000010</text:p>
          </table:table-cell>
          <table:table-cell office:value-type="string" calcext:value-type="string">
            <text:p>"Please assign me to Square 77"</text:p>
          </table:table-cell>
          <table:table-cell office:value-type="string" calcext:value-type="string">
            <text:p>{cid: 0, gid: 5, sid: 2, squareRequested: 77}</text:p>
          </table:table-cell>
          <table:table-cell table:style-name="ce4" office:value-type="string" calcext:value-type="string">
            <text:p>"Jeff Sheehan requested Square 77 for Game &lt;Blue Bombers vs Argonauts&gt; in Series &lt;Week 8&gt;"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09 AM UTC-7</text:p>
          </table:table-cell>
        </table:table-row>
        <table:table-row table:style-name="ro1">
          <table:table-cell office:value-type="string" calcext:value-type="string">
            <text:p>ME00000011</text:p>
          </table:table-cell>
          <table:table-cell office:value-type="string" calcext:value-type="string">
            <text:p>"Please assign me to Square 77"</text:p>
          </table:table-cell>
          <table:table-cell office:value-type="string" calcext:value-type="string">
            <text:p>{squareRequested: 77, cid: 0, gid: 5, sid: 2}</text:p>
          </table:table-cell>
          <table:table-cell table:style-name="ce4" office:value-type="string" calcext:value-type="string">
            <text:p>"Jeff Sheehan requested Square 77 for Game &lt;Blue Bombers vs Argonauts&gt; in Series &lt;Week 8&gt;"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12 AM UTC-7</text:p>
          </table:table-cell>
        </table:table-row>
        <table:table-row table:style-name="ro1">
          <table:table-cell office:value-type="string" calcext:value-type="string">
            <text:p>ME00000012</text:p>
          </table:table-cell>
          <table:table-cell office:value-type="string" calcext:value-type="string">
            <text:p>"Please assign me to Square 77"</text:p>
          </table:table-cell>
          <table:table-cell office:value-type="string" calcext:value-type="string">
            <text:p>{sid: 2, squareRequested: 77, cid: 0, gid: 5}</text:p>
          </table:table-cell>
          <table:table-cell table:style-name="ce4" office:value-type="string" calcext:value-type="string">
            <text:p>"Jeff Sheehan requested Square 77 for Game &lt;Blue Bombers vs Argonauts&gt; in Series &lt;Week 8&gt;"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14 AM UTC-7</text:p>
          </table:table-cell>
        </table:table-row>
        <table:table-row table:style-name="ro1">
          <table:table-cell office:value-type="string" calcext:value-type="string">
            <text:p>ME00000013</text:p>
          </table:table-cell>
          <table:table-cell office:value-type="string" calcext:value-type="string">
            <text:p>"Please assign me to Square 77"</text:p>
          </table:table-cell>
          <table:table-cell office:value-type="string" calcext:value-type="string">
            <text:p>{gid: 5, cid: 0, sid: 2, squareRequested: 77}</text:p>
          </table:table-cell>
          <table:table-cell table:style-name="ce4" office:value-type="string" calcext:value-type="string">
            <text:p>"Jeff Sheehan requested Square 77 for Game &lt;Blue Bombers vs Argonauts&gt; in Series &lt;Week 8&gt;"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17 AM UTC-7</text:p>
          </table:table-cell>
        </table:table-row>
        <table:table-row table:style-name="ro1">
          <table:table-cell office:value-type="string" calcext:value-type="string">
            <text:p>ME00000014</text:p>
          </table:table-cell>
          <table:table-cell office:value-type="string" calcext:value-type="string">
            <text:p>"Please assign me to Square 93"</text:p>
          </table:table-cell>
          <table:table-cell office:value-type="string" calcext:value-type="string">
            <text:p>{squareRequested: 93, gid: 5, sid: 2, cid: 0}</text:p>
          </table:table-cell>
          <table:table-cell office:value-type="string" calcext:value-type="string">
            <text:p>"Jeff Sheehan requested Square 93 for Game &lt;Blue Bombers vs Argonauts&gt; in Series &lt;Week 8&gt;"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19 AM UTC-7</text:p>
          </table:table-cell>
        </table:table-row>
        <table:table-row table:style-name="ro1">
          <table:table-cell office:value-type="string" calcext:value-type="string">
            <text:p>ME00000015</text:p>
          </table:table-cell>
          <table:table-cell office:value-type="string" calcext:value-type="string">
            <text:p>"Please assign me to Square 7"</text:p>
          </table:table-cell>
          <table:table-cell office:value-type="string" calcext:value-type="string">
            <text:p>{cid: 0, squareRequested: 7, gid: 5, sid: 2}</text:p>
          </table:table-cell>
          <table:table-cell office:value-type="string" calcext:value-type="string">
            <text:p>"Jeff Sheehan requested Square 7 for Game &lt;Blue Bombers vs Argonauts&gt; in Series &lt;Week 8&gt;"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23 AM UTC-7</text:p>
          </table:table-cell>
        </table:table-row>
        <table:table-row table:style-name="ro1">
          <table:table-cell office:value-type="string" calcext:value-type="string">
            <text:p>ME00000016</text:p>
          </table:table-cell>
          <table:table-cell office:value-type="string" calcext:value-type="string">
            <text:p>"Please assign me to Square 48"</text:p>
          </table:table-cell>
          <table:table-cell office:value-type="string" calcext:value-type="string">
            <text:p>{squareRequested: 48, sid: 2, gid: 5, cid: 0}</text:p>
          </table:table-cell>
          <table:table-cell office:value-type="string" calcext:value-type="string">
            <text:p>"Jeff Sheehan requested Square 48 for Game &lt;Blue Bombers vs Argonauts&gt; in Series &lt;Week 8&gt;"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25 AM UTC-7</text:p>
          </table:table-cell>
        </table:table-row>
        <table:table-row table:style-name="ro1">
          <table:table-cell office:value-type="string" calcext:value-type="string">
            <text:p>ME00000017</text:p>
          </table:table-cell>
          <table:table-cell office:value-type="string" calcext:value-type="string">
            <text:p>"Please assign me to Square 89"</text:p>
          </table:table-cell>
          <table:table-cell office:value-type="string" calcext:value-type="string">
            <text:p>{squareRequested: 89, sid: 2, gid: 5, cid: 0}</text:p>
          </table:table-cell>
          <table:table-cell office:value-type="string" calcext:value-type="string">
            <text:p>"Jeff Sheehan requested Square 89 for Game &lt;Blue Bombers vs Argonauts&gt; in Series &lt;Week 8&gt;"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28 AM UTC-7</text:p>
          </table:table-cell>
        </table:table-row>
        <table:table-row table:style-name="ro1">
          <table:table-cell office:value-type="string" calcext:value-type="string">
            <text:p>ME00000018</text:p>
          </table:table-cell>
          <table:table-cell office:value-type="string" calcext:value-type="string">
            <text:p>"Please assign me to Square 89"</text:p>
          </table:table-cell>
          <table:table-cell office:value-type="string" calcext:value-type="string">
            <text:p>{squareRequested: 89, gid: 5, sid: 2, cid: 0}</text:p>
          </table:table-cell>
          <table:table-cell office:value-type="string" calcext:value-type="string">
            <text:p>"Jeff Sheehan requested Square 89 for Game &lt;Blue Bombers vs Argonauts&gt; in Series &lt;Week 8&gt;"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30 AM UTC-7</text:p>
          </table:table-cell>
        </table:table-row>
        <table:table-row table:style-name="ro1">
          <table:table-cell office:value-type="string" calcext:value-type="string">
            <text:p>ME00000019</text:p>
          </table:table-cell>
          <table:table-cell office:value-type="string" calcext:value-type="string">
            <text:p>"Please assign me to Square 99"</text:p>
          </table:table-cell>
          <table:table-cell office:value-type="string" calcext:value-type="string">
            <text:p>{cid: 0, gid: 5, squareRequested: 99, sid: 2}</text:p>
          </table:table-cell>
          <table:table-cell office:value-type="string" calcext:value-type="string">
            <text:p>"Jeff Sheehan requested Square 99 for Game &lt;Blue Bombers vs Argonauts&gt; in Series &lt;Week 8&gt;"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34 AM UTC-7</text:p>
          </table:table-cell>
        </table:table-row>
        <table:table-row table:style-name="ro1">
          <table:table-cell office:value-type="string" calcext:value-type="string">
            <text:p>ME00000020</text:p>
          </table:table-cell>
          <table:table-cell office:value-type="string" calcext:value-type="string">
            <text:p>"Please assign me to Square 92"</text:p>
          </table:table-cell>
          <table:table-cell office:value-type="string" calcext:value-type="string">
            <text:p>{sid: 2, squareRequested: 92, cid: 0, gid: 5}</text:p>
          </table:table-cell>
          <table:table-cell office:value-type="string" calcext:value-type="string">
            <text:p>"Jeff Sheehan requested Square 92 for Game &lt;Blue Bombers vs Argonauts&gt; in Series &lt;Week 8&gt;"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37 AM UTC-7</text:p>
          </table:table-cell>
        </table:table-row>
        <table:table-row table:style-name="ro1">
          <table:table-cell office:value-type="string" calcext:value-type="string">
            <text:p>ME00000021</text:p>
          </table:table-cell>
          <table:table-cell office:value-type="string" calcext:value-type="string">
            <text:p>"Please assign me to Square 2"</text:p>
          </table:table-cell>
          <table:table-cell office:value-type="string" calcext:value-type="string">
            <text:p>{gid: 5, cid: 0, sid: 2, squareRequested: 2}</text:p>
          </table:table-cell>
          <table:table-cell table:style-name="ce3" office:value-type="string" calcext:value-type="string">
            <text:p>"Jeff Sheehan requested Square 2 for Game &lt;Blue Bombers vs Argonauts&gt; in Series &lt;Week 8&gt;"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table:style-name="ce3" office:value-type="string" calcext:value-type="string">
            <text:p>July 27, 2024 at 10:48:41 AM UTC-7</text:p>
          </table:table-cell>
        </table:table-row>
        <table:table-row table:style-name="ro1">
          <table:table-cell office:value-type="string" calcext:value-type="string">
            <text:p>ME00000022</text:p>
          </table:table-cell>
          <table:table-cell office:value-type="string" calcext:value-type="string">
            <text:p>"Please assign me to Square 90"</text:p>
          </table:table-cell>
          <table:table-cell office:value-type="string" calcext:value-type="string">
            <text:p>{sid: 2, squareRequested: 90, cid: 0, gid: 5}</text:p>
          </table:table-cell>
          <table:table-cell office:value-type="string" calcext:value-type="string">
            <text:p>"Jeff Sheehan requested Square 90 for Game &lt;Blue Bombers vs Argonauts&gt; in Series &lt;Week 8&gt;"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47 AM UTC-7</text:p>
          </table:table-cell>
        </table:table-row>
        <table:table-row table:style-name="ro1">
          <table:table-cell office:value-type="string" calcext:value-type="string">
            <text:p>ME00000023</text:p>
          </table:table-cell>
          <table:table-cell office:value-type="string" calcext:value-type="string">
            <text:p>"Please assign me to Square 99"</text:p>
          </table:table-cell>
          <table:table-cell office:value-type="string" calcext:value-type="string">
            <text:p>{cid: 0, sid: 2, squareRequested: 99, gid: 5}</text:p>
          </table:table-cell>
          <table:table-cell office:value-type="string" calcext:value-type="string">
            <text:p>"Jeff Sheehan requested Square 99 for Game &lt;Blue Bombers vs Argonauts&gt; in Series &lt;Week 8&gt;"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50 AM UTC-7</text:p>
          </table:table-cell>
        </table:table-row>
        <table:table-row table:style-name="ro1">
          <table:table-cell office:value-type="string" calcext:value-type="string">
            <text:p>ME00000024</text:p>
          </table:table-cell>
          <table:table-cell office:value-type="string" calcext:value-type="string">
            <text:p>"Please assign me to Square 89"</text:p>
          </table:table-cell>
          <table:table-cell office:value-type="string" calcext:value-type="string">
            <text:p>{sid: 2, cid: 0, squareRequested: 89, gid: 5}</text:p>
          </table:table-cell>
          <table:table-cell office:value-type="string" calcext:value-type="string">
            <text:p>"Jeff Sheehan requested Square 89 for Game &lt;Blue Bombers vs Argonauts&gt; in Series &lt;Week 8&gt;"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8:58 AM UTC-7</text:p>
          </table:table-cell>
        </table:table-row>
        <table:table-row table:style-name="ro1">
          <table:table-cell office:value-type="string" calcext:value-type="string">
            <text:p>ME00000025</text:p>
          </table:table-cell>
          <table:table-cell office:value-type="string" calcext:value-type="string">
            <text:p>"Please assign me to Square 73"</text:p>
          </table:table-cell>
          <table:table-cell office:value-type="string" calcext:value-type="string">
            <text:p>{sid: 2, cid: 0, gid: 5, squareRequested: 73}</text:p>
          </table:table-cell>
          <table:table-cell office:value-type="string" calcext:value-type="string">
            <text:p>"Jeff Sheehan requested Square 73 for Game &lt;Blue Bombers vs Argonauts&gt; in Series &lt;Week 8&gt;"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03 AM UTC-7</text:p>
          </table:table-cell>
        </table:table-row>
        <table:table-row table:style-name="ro1">
          <table:table-cell office:value-type="string" calcext:value-type="string">
            <text:p>ME00000026</text:p>
          </table:table-cell>
          <table:table-cell office:value-type="string" calcext:value-type="string">
            <text:p>"Please assign me to Square 42"</text:p>
          </table:table-cell>
          <table:table-cell office:value-type="string" calcext:value-type="string">
            <text:p>{squareRequested: 42, sid: 2, cid: 0, gid: 5}</text:p>
          </table:table-cell>
          <table:table-cell office:value-type="string" calcext:value-type="string">
            <text:p>"Jeff Sheehan requested Square 42 for Game &lt;Blue Bombers vs Argonauts&gt; in Series &lt;Week 8&gt;"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05 AM UTC-7</text:p>
          </table:table-cell>
        </table:table-row>
        <table:table-row table:style-name="ro1">
          <table:table-cell office:value-type="string" calcext:value-type="string">
            <text:p>ME00000027</text:p>
          </table:table-cell>
          <table:table-cell office:value-type="string" calcext:value-type="string">
            <text:p>"Please assign me to Square 38"</text:p>
          </table:table-cell>
          <table:table-cell office:value-type="string" calcext:value-type="string">
            <text:p>{squareRequested: 38, cid: 0, sid: 2, gid: 5}</text:p>
          </table:table-cell>
          <table:table-cell office:value-type="string" calcext:value-type="string">
            <text:p>"Jeff Sheehan requested Square 38 for Game &lt;Blue Bombers vs Argonauts&gt; in Series &lt;Week 8&gt;"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08 AM UTC-7</text:p>
          </table:table-cell>
        </table:table-row>
        <table:table-row table:style-name="ro1">
          <table:table-cell office:value-type="string" calcext:value-type="string">
            <text:p>ME00000028</text:p>
          </table:table-cell>
          <table:table-cell office:value-type="string" calcext:value-type="string">
            <text:p>"Please assign me to Square 66"</text:p>
          </table:table-cell>
          <table:table-cell office:value-type="string" calcext:value-type="string">
            <text:p>{gid: 5, sid: 2, cid: 0, squareRequested: 66}</text:p>
          </table:table-cell>
          <table:table-cell office:value-type="string" calcext:value-type="string">
            <text:p>"Jeff Sheehan requested Square 66 for Game &lt;Blue Bombers vs Argonauts&gt; in Series &lt;Week 8&gt;"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11 AM UTC-7</text:p>
          </table:table-cell>
        </table:table-row>
        <table:table-row table:style-name="ro1">
          <table:table-cell office:value-type="string" calcext:value-type="string">
            <text:p>ME00000029</text:p>
          </table:table-cell>
          <table:table-cell office:value-type="string" calcext:value-type="string">
            <text:p>"Please assign me to Square 67"</text:p>
          </table:table-cell>
          <table:table-cell office:value-type="string" calcext:value-type="string">
            <text:p>{sid: 2, squareRequested: 67, cid: 0, gid: 5}</text:p>
          </table:table-cell>
          <table:table-cell office:value-type="string" calcext:value-type="string">
            <text:p>"Jeff Sheehan requested Square 67 for Game &lt;Blue Bombers vs Argonauts&gt; in Series &lt;Week 8&gt;"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14 AM UTC-7</text:p>
          </table:table-cell>
        </table:table-row>
        <table:table-row table:style-name="ro1">
          <table:table-cell office:value-type="string" calcext:value-type="string">
            <text:p>ME00000030</text:p>
          </table:table-cell>
          <table:table-cell office:value-type="string" calcext:value-type="string">
            <text:p>"Please assign me to Square 58"</text:p>
          </table:table-cell>
          <table:table-cell office:value-type="string" calcext:value-type="string">
            <text:p>{squareRequested: 58, cid: 0, sid: 2, gid: 5}</text:p>
          </table:table-cell>
          <table:table-cell office:value-type="string" calcext:value-type="string">
            <text:p>"Jeff Sheehan requested Square 58 for Game &lt;Blue Bombers vs Argonauts&gt; in Series &lt;Week 8&gt;"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16 AM UTC-7</text:p>
          </table:table-cell>
        </table:table-row>
        <table:table-row table:style-name="ro1">
          <table:table-cell office:value-type="string" calcext:value-type="string">
            <text:p>ME00000031</text:p>
          </table:table-cell>
          <table:table-cell office:value-type="string" calcext:value-type="string">
            <text:p>"Please assign me to Square 93"</text:p>
          </table:table-cell>
          <table:table-cell office:value-type="string" calcext:value-type="string">
            <text:p>{sid: 2, squareRequested: 93, gid: 5, cid: 0}</text:p>
          </table:table-cell>
          <table:table-cell office:value-type="string" calcext:value-type="string">
            <text:p>"Jeff Sheehan requested Square 93 for Game &lt;Blue Bombers vs Argonauts&gt; in Series &lt;Week 8&gt;"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30 AM UTC-7</text:p>
          </table:table-cell>
        </table:table-row>
        <table:table-row table:style-name="ro1">
          <table:table-cell office:value-type="string" calcext:value-type="string">
            <text:p>ME00000032</text:p>
          </table:table-cell>
          <table:table-cell office:value-type="string" calcext:value-type="string">
            <text:p>"Please assign me to Square 93"</text:p>
          </table:table-cell>
          <table:table-cell office:value-type="string" calcext:value-type="string">
            <text:p>{squareRequested: 93, gid: 5, cid: 0, sid: 2}</text:p>
          </table:table-cell>
          <table:table-cell office:value-type="string" calcext:value-type="string">
            <text:p>"Jeff Sheehan requested Square 93 for Game &lt;Blue Bombers vs Argonauts&gt; in Series &lt;Week 8&gt;"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50 AM UTC-7</text:p>
          </table:table-cell>
        </table:table-row>
        <table:table-row table:style-name="ro1">
          <table:table-cell office:value-type="string" calcext:value-type="string">
            <text:p>ME00000033</text:p>
          </table:table-cell>
          <table:table-cell office:value-type="string" calcext:value-type="string">
            <text:p>"Please assign me to Square 87"</text:p>
          </table:table-cell>
          <table:table-cell office:value-type="string" calcext:value-type="string">
            <text:p>{gid: 5, sid: 2, squareRequested: 87, cid: 0}</text:p>
          </table:table-cell>
          <table:table-cell office:value-type="string" calcext:value-type="string">
            <text:p>"Jeff Sheehan requested Square 87 for Game &lt;Blue Bombers vs Argonauts&gt; in Series &lt;Week 8&gt;"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49:58 AM UTC-7</text:p>
          </table:table-cell>
        </table:table-row>
        <table:table-row table:style-name="ro1">
          <table:table-cell office:value-type="string" calcext:value-type="string">
            <text:p>ME00000034</text:p>
          </table:table-cell>
          <table:table-cell office:value-type="string" calcext:value-type="string">
            <text:p>"Please assign me to Square 76"</text:p>
          </table:table-cell>
          <table:table-cell office:value-type="string" calcext:value-type="string">
            <text:p>{squareRequested: 76, cid: 0, gid: 5, sid: 2}</text:p>
          </table:table-cell>
          <table:table-cell office:value-type="string" calcext:value-type="string">
            <text:p>"Jeff Sheehan requested Square 76 for Game &lt;Blue Bombers vs Argonauts&gt; in Series &lt;Week 8&gt;"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0:03 AM UTC-7</text:p>
          </table:table-cell>
        </table:table-row>
        <table:table-row table:style-name="ro1">
          <table:table-cell office:value-type="string" calcext:value-type="string">
            <text:p>ME00000035</text:p>
          </table:table-cell>
          <table:table-cell office:value-type="string" calcext:value-type="string">
            <text:p>"Please assign me to Square 67"</text:p>
          </table:table-cell>
          <table:table-cell office:value-type="string" calcext:value-type="string">
            <text:p>{gid: 5, squareRequested: 67, cid: 0, sid: 2}</text:p>
          </table:table-cell>
          <table:table-cell office:value-type="string" calcext:value-type="string">
            <text:p>"Jeff Sheehan requested Square 67 for Game &lt;Blue Bombers vs Argonauts&gt; in Series &lt;Week 8&gt;"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0:07 AM UTC-7</text:p>
          </table:table-cell>
        </table:table-row>
        <table:table-row table:style-name="ro1">
          <table:table-cell office:value-type="string" calcext:value-type="string">
            <text:p>ME00000036</text:p>
          </table:table-cell>
          <table:table-cell office:value-type="string" calcext:value-type="string">
            <text:p>"Please assign me to Square 10"</text:p>
          </table:table-cell>
          <table:table-cell office:value-type="string" calcext:value-type="string">
            <text:p>{squareRequested: 10, sid: 2, cid: 0, gid: 6}</text:p>
          </table:table-cell>
          <table:table-cell office:value-type="string" calcext:value-type="string">
            <text:p>"Jeff Sheehan requested Square 10 for Game &lt;Tiger Cats vs Elks&gt; in Series &lt;Week 8&gt;"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3:34 AM UTC-7</text:p>
          </table:table-cell>
        </table:table-row>
        <table:table-row table:style-name="ro1">
          <table:table-cell office:value-type="string" calcext:value-type="string">
            <text:p>ME00000037</text:p>
          </table:table-cell>
          <table:table-cell office:value-type="string" calcext:value-type="string">
            <text:p>"Please assign me to Square 70"</text:p>
          </table:table-cell>
          <table:table-cell office:value-type="string" calcext:value-type="string">
            <text:p>{gid: 6, squareRequested: 70, sid: 2, cid: 0}</text:p>
          </table:table-cell>
          <table:table-cell office:value-type="string" calcext:value-type="string">
            <text:p>"Jeff Sheehan requested Square 70 for Game &lt;Tiger Cats vs Elks&gt; in Series &lt;Week 8&gt;"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3:36 AM UTC-7</text:p>
          </table:table-cell>
        </table:table-row>
        <table:table-row table:style-name="ro2" table:visibility="filter">
          <table:table-cell office:value-type="string" calcext:value-type="string">
            <text:p>ME00000038</text:p>
          </table:table-cell>
          <table:table-cell office:value-type="string" calcext:value-type="string">
            <text:p>"Ok, Thank You"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"Jeff Sheehan acknowledged your update member record notification for community &lt;BruceBoard Testers&gt;"</text:p>
          </table:table-cell>
          <table:table-cell office:value-type="float" office:value="38" calcext:value-type="float">
            <text:p>38</text:p>
          </table:table-cell>
          <table:table-cell office:value-type="float" office:value="30020" calcext:value-type="float">
            <text:p>30020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6:44 AM UTC-7</text:p>
          </table:table-cell>
        </table:table-row>
        <table:table-row table:style-name="ro1" table:visibility="filter">
          <table:table-cell office:value-type="string" calcext:value-type="string">
            <text:p>ME00000039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gid: 5, cid: 0, sid: 2, squareRequested: 77}</text:p>
          </table:table-cell>
          <table:table-cell office:value-type="string" calcext:value-type="string">
            <text:p>"Jeff Sheehan acknowledged your rejecting to square 77 on your board &lt;Blue Bombers vs Argonauts&gt;"</text:p>
          </table:table-cell>
          <table:table-cell office:value-type="float" office:value="39" calcext:value-type="float">
            <text:p>39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6:51 AM UTC-7</text:p>
          </table:table-cell>
        </table:table-row>
        <table:table-row table:style-name="ro1" table:visibility="filter">
          <table:table-cell office:value-type="string" calcext:value-type="string">
            <text:p>ME00000040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gid: 5, cid: 0, squareRequested: 77, sid: 2}</text:p>
          </table:table-cell>
          <table:table-cell office:value-type="string" calcext:value-type="string">
            <text:p>"Jeff Sheehan acknowledged your rejecting to square 77 on your board &lt;Blue Bombers vs Argonauts&gt;"</text:p>
          </table:table-cell>
          <table:table-cell office:value-type="float" office:value="40" calcext:value-type="float">
            <text:p>40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6:54 AM UTC-7</text:p>
          </table:table-cell>
        </table:table-row>
        <table:table-row table:style-name="ro1" table:visibility="filter">
          <table:table-cell office:value-type="string" calcext:value-type="string">
            <text:p>ME00000041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gid: 5, sid: 2, cid: 0, squareRequested: 89}</text:p>
          </table:table-cell>
          <table:table-cell office:value-type="string" calcext:value-type="string">
            <text:p>"Jeff Sheehan acknowledged your rejecting to square 89 on your board &lt;Blue Bombers vs Argonauts&gt;"</text:p>
          </table:table-cell>
          <table:table-cell office:value-type="float" office:value="41" calcext:value-type="float">
            <text:p>41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6:57 AM UTC-7</text:p>
          </table:table-cell>
        </table:table-row>
        <table:table-row table:style-name="ro1" table:visibility="filter">
          <table:table-cell office:value-type="string" calcext:value-type="string">
            <text:p>ME00000042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cid: 0, gid: 5, squareRequested: 99, sid: 2}</text:p>
          </table:table-cell>
          <table:table-cell office:value-type="string" calcext:value-type="string">
            <text:p>"Jeff Sheehan acknowledged your rejecting to square 99 on your board &lt;Blue Bombers vs Argonauts&gt;"</text:p>
          </table:table-cell>
          <table:table-cell office:value-type="float" office:value="42" calcext:value-type="float">
            <text:p>42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7:03 AM UTC-7</text:p>
          </table:table-cell>
        </table:table-row>
        <table:table-row table:style-name="ro1" table:visibility="filter">
          <table:table-cell office:value-type="string" calcext:value-type="string">
            <text:p>ME00000043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squareRequested: 89, gid: 5, sid: 2, cid: 0}</text:p>
          </table:table-cell>
          <table:table-cell office:value-type="string" calcext:value-type="string">
            <text:p>"Jeff Sheehan acknowledged your rejecting to square 89 on your board &lt;Blue Bombers vs Argonauts&gt;"</text:p>
          </table:table-cell>
          <table:table-cell office:value-type="float" office:value="43" calcext:value-type="float">
            <text:p>43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7:06 AM UTC-7</text:p>
          </table:table-cell>
        </table:table-row>
        <table:table-row table:style-name="ro1" table:visibility="filter">
          <table:table-cell office:value-type="string" calcext:value-type="string">
            <text:p>ME00000044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gid: 5, squareRequested: 77, sid: 2, cid: 0}</text:p>
          </table:table-cell>
          <table:table-cell office:value-type="string" calcext:value-type="string">
            <text:p>"Jeff Sheehan acknowledged your rejecting to square 77 on your board &lt;Blue Bombers vs Argonauts&gt;"</text:p>
          </table:table-cell>
          <table:table-cell office:value-type="float" office:value="44" calcext:value-type="float">
            <text:p>44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7:09 AM UTC-7</text:p>
          </table:table-cell>
        </table:table-row>
        <table:table-row table:style-name="ro1" table:visibility="filter">
          <table:table-cell office:value-type="string" calcext:value-type="string">
            <text:p>ME00000045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cid: 0, squareRequested: 93, gid: 5, sid: 2}</text:p>
          </table:table-cell>
          <table:table-cell office:value-type="string" calcext:value-type="string">
            <text:p>"Jeff Sheehan acknowledged your rejecting to square 93 on your board &lt;Blue Bombers vs Argonauts&gt;"</text:p>
          </table:table-cell>
          <table:table-cell office:value-type="float" office:value="45" calcext:value-type="float">
            <text:p>45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7:17 AM UTC-7</text:p>
          </table:table-cell>
        </table:table-row>
        <table:table-row table:style-name="ro1" table:visibility="filter">
          <table:table-cell office:value-type="string" calcext:value-type="string">
            <text:p>ME00000046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squareRequested: 67, gid: 5, sid: 2, cid: 0}</text:p>
          </table:table-cell>
          <table:table-cell office:value-type="string" calcext:value-type="string">
            <text:p>"Jeff Sheehan acknowledged your rejecting to square 67 on your board &lt;Blue Bombers vs Argonauts&gt;"</text:p>
          </table:table-cell>
          <table:table-cell office:value-type="float" office:value="46" calcext:value-type="float">
            <text:p>46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7:20 AM UTC-7</text:p>
          </table:table-cell>
        </table:table-row>
        <table:table-row table:style-name="ro1" table:visibility="filter">
          <table:table-cell office:value-type="string" calcext:value-type="string">
            <text:p>ME00000047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sid: 2, squareRequested: 93, gid: 5, cid: 0}</text:p>
          </table:table-cell>
          <table:table-cell office:value-type="string" calcext:value-type="string">
            <text:p>"Jeff Sheehan acknowledged your rejecting to square 93 on your board &lt;Blue Bombers vs Argonauts&gt;"</text:p>
          </table:table-cell>
          <table:table-cell office:value-type="float" office:value="47" calcext:value-type="float">
            <text:p>47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7:28 AM UTC-7</text:p>
          </table:table-cell>
        </table:table-row>
        <table:table-row table:style-name="ro1" table:visibility="filter">
          <table:table-cell office:value-type="string" calcext:value-type="string">
            <text:p>ME00000048</text:p>
          </table:table-cell>
          <table:table-cell office:value-type="string" calcext:value-type="string">
            <text:p>"Ok for rejecting for my requested square"</text:p>
          </table:table-cell>
          <table:table-cell office:value-type="string" calcext:value-type="string">
            <text:p>{squareRequested: 67, sid: 2, cid: 0, gid: 5}</text:p>
          </table:table-cell>
          <table:table-cell office:value-type="string" calcext:value-type="string">
            <text:p>"Jeff Sheehan acknowledged your rejecting to square 67 on your board &lt;Blue Bombers vs Argonauts&gt;"</text:p>
          </table:table-cell>
          <table:table-cell office:value-type="float" office:value="48" calcext:value-type="float">
            <text:p>48</text:p>
          </table:table-cell>
          <table:table-cell office:value-type="float" office:value="30041" calcext:value-type="float">
            <text:p>3004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7:31 AM UTC-7</text:p>
          </table:table-cell>
        </table:table-row>
        <table:table-row table:style-name="ro1">
          <table:table-cell office:value-type="string" calcext:value-type="string">
            <text:p>ME00000049</text:p>
          </table:table-cell>
          <table:table-cell office:value-type="string" calcext:value-type="string">
            <text:p>"Please assign me to Square 42"</text:p>
          </table:table-cell>
          <table:table-cell office:value-type="string" calcext:value-type="string">
            <text:p>{squareRequested: 42, cid: 0, gid: 6, sid: 2}</text:p>
          </table:table-cell>
          <table:table-cell office:value-type="string" calcext:value-type="string">
            <text:p>"Jeff Sheehan requested Square 42 for Game &lt;Tiger Cats vs Elks&gt; in Series &lt;Week 8&gt;"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7:54 AM UTC-7</text:p>
          </table:table-cell>
        </table:table-row>
        <table:table-row table:style-name="ro1">
          <table:table-cell office:value-type="string" calcext:value-type="string">
            <text:p>ME00000050</text:p>
          </table:table-cell>
          <table:table-cell office:value-type="string" calcext:value-type="string">
            <text:p>"Please assign me to Square 43"</text:p>
          </table:table-cell>
          <table:table-cell office:value-type="string" calcext:value-type="string">
            <text:p>{sid: 2, cid: 0, gid: 5, squareRequested: 43}</text:p>
          </table:table-cell>
          <table:table-cell office:value-type="string" calcext:value-type="string">
            <text:p>"Jeff Sheehan requested Square 43 for Game &lt;Blue Bombers vs Argonauts&gt; in Series &lt;Week 8&gt;"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20 AM UTC-7</text:p>
          </table:table-cell>
        </table:table-row>
        <table:table-row table:style-name="ro1">
          <table:table-cell office:value-type="string" calcext:value-type="string">
            <text:p>ME00000051</text:p>
          </table:table-cell>
          <table:table-cell office:value-type="string" calcext:value-type="string">
            <text:p>"Please assign me to Square 52"</text:p>
          </table:table-cell>
          <table:table-cell office:value-type="string" calcext:value-type="string">
            <text:p>{squareRequested: 52, gid: 5, cid: 0, sid: 2}</text:p>
          </table:table-cell>
          <table:table-cell office:value-type="string" calcext:value-type="string">
            <text:p>"Jeff Sheehan requested Square 52 for Game &lt;Blue Bombers vs Argonauts&gt; in Series &lt;Week 8&gt;"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26 AM UTC-7</text:p>
          </table:table-cell>
        </table:table-row>
        <table:table-row table:style-name="ro1">
          <table:table-cell office:value-type="string" calcext:value-type="string">
            <text:p>ME00000052</text:p>
          </table:table-cell>
          <table:table-cell office:value-type="string" calcext:value-type="string">
            <text:p>"Please assign me to Square 15"</text:p>
          </table:table-cell>
          <table:table-cell office:value-type="string" calcext:value-type="string">
            <text:p>{gid: 5, sid: 2, cid: 0, squareRequested: 15}</text:p>
          </table:table-cell>
          <table:table-cell office:value-type="string" calcext:value-type="string">
            <text:p>"Jeff Sheehan requested Square 15 for Game &lt;Blue Bombers vs Argonauts&gt; in Series &lt;Week 8&gt;"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32 AM UTC-7</text:p>
          </table:table-cell>
        </table:table-row>
        <table:table-row table:style-name="ro1">
          <table:table-cell office:value-type="string" calcext:value-type="string">
            <text:p>ME00000054</text:p>
          </table:table-cell>
          <table:table-cell office:value-type="string" calcext:value-type="string">
            <text:p>"Please assign me to Square 47"</text:p>
          </table:table-cell>
          <table:table-cell office:value-type="string" calcext:value-type="string">
            <text:p>{gid: 5, sid: 2, cid: 0, squareRequested: 47}</text:p>
          </table:table-cell>
          <table:table-cell office:value-type="string" calcext:value-type="string">
            <text:p>"Jeff Sheehan requested Square 47 for Game &lt;Blue Bombers vs Argonauts&gt; in Series &lt;Week 8&gt;"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39 AM UTC-7</text:p>
          </table:table-cell>
        </table:table-row>
        <table:table-row table:style-name="ro1">
          <table:table-cell office:value-type="string" calcext:value-type="string">
            <text:p>ME00000056</text:p>
          </table:table-cell>
          <table:table-cell office:value-type="string" calcext:value-type="string">
            <text:p>"Please assign me to Square 32"</text:p>
          </table:table-cell>
          <table:table-cell office:value-type="string" calcext:value-type="string">
            <text:p>{sid: 2, squareRequested: 32, gid: 6, cid: 0}</text:p>
          </table:table-cell>
          <table:table-cell office:value-type="string" calcext:value-type="string">
            <text:p>"Jeff Sheehan requested Square 32 for Game &lt;Tiger Cats vs Elks&gt; in Series &lt;Week 8&gt;"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49 AM UTC-7</text:p>
          </table:table-cell>
        </table:table-row>
        <table:table-row table:style-name="ro1">
          <table:table-cell office:value-type="string" calcext:value-type="string">
            <text:p>ME00000057</text:p>
          </table:table-cell>
          <table:table-cell office:value-type="string" calcext:value-type="string">
            <text:p>"Please assign me to Square 72"</text:p>
          </table:table-cell>
          <table:table-cell office:value-type="string" calcext:value-type="string">
            <text:p>{gid: 6, squareRequested: 72, cid: 0, sid: 2}</text:p>
          </table:table-cell>
          <table:table-cell table:style-name="ce4" office:value-type="string" calcext:value-type="string">
            <text:p>"Jeff Sheehan requested Square 72 for Game &lt;Tiger Cats vs Elks&gt; in Series &lt;Week 8&gt;"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51 AM UTC-7</text:p>
          </table:table-cell>
        </table:table-row>
        <table:table-row table:style-name="ro1">
          <table:table-cell office:value-type="string" calcext:value-type="string">
            <text:p>ME00000058</text:p>
          </table:table-cell>
          <table:table-cell office:value-type="string" calcext:value-type="string">
            <text:p>"Please assign me to Square 28"</text:p>
          </table:table-cell>
          <table:table-cell office:value-type="string" calcext:value-type="string">
            <text:p>{squareRequested: 28, sid: 2, cid: 0, gid: 6}</text:p>
          </table:table-cell>
          <table:table-cell office:value-type="string" calcext:value-type="string">
            <text:p>"Jeff Sheehan requested Square 28 for Game &lt;Tiger Cats vs Elks&gt; in Series &lt;Week 8&gt;"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53 AM UTC-7</text:p>
          </table:table-cell>
        </table:table-row>
        <table:table-row table:style-name="ro1">
          <table:table-cell office:value-type="string" calcext:value-type="string">
            <text:p>ME00000059</text:p>
          </table:table-cell>
          <table:table-cell office:value-type="string" calcext:value-type="string">
            <text:p>"Please assign me to Square 32"</text:p>
          </table:table-cell>
          <table:table-cell office:value-type="string" calcext:value-type="string">
            <text:p>{sid: 2, squareRequested: 32, cid: 0, gid: 6}</text:p>
          </table:table-cell>
          <table:table-cell office:value-type="string" calcext:value-type="string">
            <text:p>"Jeff Sheehan requested Square 32 for Game &lt;Tiger Cats vs Elks&gt; in Series &lt;Week 8&gt;"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54 AM UTC-7</text:p>
          </table:table-cell>
        </table:table-row>
        <table:table-row table:style-name="ro1">
          <table:table-cell office:value-type="string" calcext:value-type="string">
            <text:p>ME00000060</text:p>
          </table:table-cell>
          <table:table-cell office:value-type="string" calcext:value-type="string">
            <text:p>"Please assign me to Square 72"</text:p>
          </table:table-cell>
          <table:table-cell office:value-type="string" calcext:value-type="string">
            <text:p>{gid: 6, squareRequested: 72, cid: 0, sid: 2}</text:p>
          </table:table-cell>
          <table:table-cell table:style-name="ce4" office:value-type="string" calcext:value-type="string">
            <text:p>"Jeff Sheehan requested Square 72 for Game &lt;Tiger Cats vs Elks&gt; in Series &lt;Week 8&gt;"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55 AM UTC-7</text:p>
          </table:table-cell>
        </table:table-row>
        <table:table-row table:style-name="ro1">
          <table:table-cell office:value-type="string" calcext:value-type="string">
            <text:p>ME00000061</text:p>
          </table:table-cell>
          <table:table-cell office:value-type="string" calcext:value-type="string">
            <text:p>"Please assign me to Square 72"</text:p>
          </table:table-cell>
          <table:table-cell office:value-type="string" calcext:value-type="string">
            <text:p>{cid: 0, sid: 2, squareRequested: 72, gid: 6}</text:p>
          </table:table-cell>
          <table:table-cell table:style-name="ce4" office:value-type="string" calcext:value-type="string">
            <text:p>"Jeff Sheehan requested Square 72 for Game &lt;Tiger Cats vs Elks&gt; in Series &lt;Week 8&gt;"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8:57 AM UTC-7</text:p>
          </table:table-cell>
        </table:table-row>
        <table:table-row table:style-name="ro1">
          <table:table-cell office:value-type="string" calcext:value-type="string">
            <text:p>ME00000062</text:p>
          </table:table-cell>
          <table:table-cell office:value-type="string" calcext:value-type="string">
            <text:p>"Please assign me to Square 96"</text:p>
          </table:table-cell>
          <table:table-cell office:value-type="string" calcext:value-type="string">
            <text:p>{sid: 2, gid: 6, cid: 0, squareRequested: 96}</text:p>
          </table:table-cell>
          <table:table-cell office:value-type="string" calcext:value-type="string">
            <text:p>"Jeff Sheehan requested Square 96 for Game &lt;Tiger Cats vs Elks&gt; in Series &lt;Week 8&gt;"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08 AM UTC-7</text:p>
          </table:table-cell>
        </table:table-row>
        <table:table-row table:style-name="ro1">
          <table:table-cell office:value-type="string" calcext:value-type="string">
            <text:p>ME00000063</text:p>
          </table:table-cell>
          <table:table-cell office:value-type="string" calcext:value-type="string">
            <text:p>"Please assign me to Square 92"</text:p>
          </table:table-cell>
          <table:table-cell office:value-type="string" calcext:value-type="string">
            <text:p>{gid: 6, cid: 0, squareRequested: 92, sid: 2}</text:p>
          </table:table-cell>
          <table:table-cell office:value-type="string" calcext:value-type="string">
            <text:p>"Jeff Sheehan requested Square 92 for Game &lt;Tiger Cats vs Elks&gt; in Series &lt;Week 8&gt;"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12 AM UTC-7</text:p>
          </table:table-cell>
        </table:table-row>
        <table:table-row table:style-name="ro1">
          <table:table-cell office:value-type="string" calcext:value-type="string">
            <text:p>ME00000064</text:p>
          </table:table-cell>
          <table:table-cell office:value-type="string" calcext:value-type="string">
            <text:p>"Please assign me to Square 58"</text:p>
          </table:table-cell>
          <table:table-cell office:value-type="string" calcext:value-type="string">
            <text:p>{sid: 2, gid: 6, cid: 0, squareRequested: 58}</text:p>
          </table:table-cell>
          <table:table-cell office:value-type="string" calcext:value-type="string">
            <text:p>"Jeff Sheehan requested Square 58 for Game &lt;Tiger Cats vs Elks&gt; in Series &lt;Week 8&gt;"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16 AM UTC-7</text:p>
          </table:table-cell>
        </table:table-row>
        <table:table-row table:style-name="ro1">
          <table:table-cell office:value-type="string" calcext:value-type="string">
            <text:p>ME00000065</text:p>
          </table:table-cell>
          <table:table-cell office:value-type="string" calcext:value-type="string">
            <text:p>"Please assign me to Square 17"</text:p>
          </table:table-cell>
          <table:table-cell office:value-type="string" calcext:value-type="string">
            <text:p>{sid: 2, squareRequested: 17, cid: 0, gid: 6}</text:p>
          </table:table-cell>
          <table:table-cell office:value-type="string" calcext:value-type="string">
            <text:p>"Jeff Sheehan requested Square 17 for Game &lt;Tiger Cats vs Elks&gt; in Series &lt;Week 8&gt;"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25 AM UTC-7</text:p>
          </table:table-cell>
        </table:table-row>
        <table:table-row table:style-name="ro1">
          <table:table-cell office:value-type="string" calcext:value-type="string">
            <text:p>ME00000066</text:p>
          </table:table-cell>
          <table:table-cell office:value-type="string" calcext:value-type="string">
            <text:p>"Please assign me to Square 2"</text:p>
          </table:table-cell>
          <table:table-cell office:value-type="string" calcext:value-type="string">
            <text:p>{sid: 2, cid: 0, squareRequested: 2, gid: 6}</text:p>
          </table:table-cell>
          <table:table-cell office:value-type="string" calcext:value-type="string">
            <text:p>"Jeff Sheehan requested Square 2 for Game &lt;Tiger Cats vs Elks&gt; in Series &lt;Week 8&gt;"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34 AM UTC-7</text:p>
          </table:table-cell>
        </table:table-row>
        <table:table-row table:style-name="ro1">
          <table:table-cell office:value-type="string" calcext:value-type="string">
            <text:p>ME00000067</text:p>
          </table:table-cell>
          <table:table-cell office:value-type="string" calcext:value-type="string">
            <text:p>"Please assign me to Square 8"</text:p>
          </table:table-cell>
          <table:table-cell office:value-type="string" calcext:value-type="string">
            <text:p>{sid: 2, cid: 0, gid: 6, squareRequested: 8}</text:p>
          </table:table-cell>
          <table:table-cell office:value-type="string" calcext:value-type="string">
            <text:p>"Jeff Sheehan requested Square 8 for Game &lt;Tiger Cats vs Elks&gt; in Series &lt;Week 8&gt;"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39 AM UTC-7</text:p>
          </table:table-cell>
        </table:table-row>
        <table:table-row table:style-name="ro1">
          <table:table-cell office:value-type="string" calcext:value-type="string">
            <text:p>ME00000068</text:p>
          </table:table-cell>
          <table:table-cell office:value-type="string" calcext:value-type="string">
            <text:p>"Please assign me to Square 43"</text:p>
          </table:table-cell>
          <table:table-cell office:value-type="string" calcext:value-type="string">
            <text:p>{cid: 0, gid: 6, sid: 2, squareRequested: 43}</text:p>
          </table:table-cell>
          <table:table-cell office:value-type="string" calcext:value-type="string">
            <text:p>"Jeff Sheehan requested Square 43 for Game &lt;Tiger Cats vs Elks&gt; in Series &lt;Week 8&gt;"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47 AM UTC-7</text:p>
          </table:table-cell>
        </table:table-row>
        <table:table-row table:style-name="ro1">
          <table:table-cell office:value-type="string" calcext:value-type="string">
            <text:p>ME00000069</text:p>
          </table:table-cell>
          <table:table-cell office:value-type="string" calcext:value-type="string">
            <text:p>"Please assign me to Square 29"</text:p>
          </table:table-cell>
          <table:table-cell office:value-type="string" calcext:value-type="string">
            <text:p>{squareRequested: 29, gid: 6, cid: 0, sid: 2}</text:p>
          </table:table-cell>
          <table:table-cell office:value-type="string" calcext:value-type="string">
            <text:p>"Jeff Sheehan requested Square 29 for Game &lt;Tiger Cats vs Elks&gt; in Series &lt;Week 8&gt;"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49 AM UTC-7</text:p>
          </table:table-cell>
        </table:table-row>
        <table:table-row table:style-name="ro1">
          <table:table-cell office:value-type="string" calcext:value-type="string">
            <text:p>ME00000070</text:p>
          </table:table-cell>
          <table:table-cell office:value-type="string" calcext:value-type="string">
            <text:p>"Please assign me to Square 6"</text:p>
          </table:table-cell>
          <table:table-cell office:value-type="string" calcext:value-type="string">
            <text:p>{gid: 6, sid: 2, cid: 0, squareRequested: 6}</text:p>
          </table:table-cell>
          <table:table-cell office:value-type="string" calcext:value-type="string">
            <text:p>"Jeff Sheehan requested Square 6 for Game &lt;Tiger Cats vs Elks&gt; in Series &lt;Week 8&gt;"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51 AM UTC-7</text:p>
          </table:table-cell>
        </table:table-row>
        <table:table-row table:style-name="ro1">
          <table:table-cell office:value-type="string" calcext:value-type="string">
            <text:p>ME00000071</text:p>
          </table:table-cell>
          <table:table-cell office:value-type="string" calcext:value-type="string">
            <text:p>"Please assign me to Square 96"</text:p>
          </table:table-cell>
          <table:table-cell office:value-type="string" calcext:value-type="string">
            <text:p>{sid: 2, cid: 0, gid: 6, squareRequested: 96}</text:p>
          </table:table-cell>
          <table:table-cell office:value-type="string" calcext:value-type="string">
            <text:p>"Jeff Sheehan requested Square 96 for Game &lt;Tiger Cats vs Elks&gt; in Series &lt;Week 8&gt;"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0:59:54 AM UTC-7</text:p>
          </table:table-cell>
        </table:table-row>
        <table:table-row table:style-name="ro1">
          <table:table-cell office:value-type="string" calcext:value-type="string">
            <text:p>ME00000072</text:p>
          </table:table-cell>
          <table:table-cell office:value-type="string" calcext:value-type="string">
            <text:p>"Please assign me to Square 94"</text:p>
          </table:table-cell>
          <table:table-cell office:value-type="string" calcext:value-type="string">
            <text:p>{cid: 0, squareRequested: 94, sid: 2, gid: 6}</text:p>
          </table:table-cell>
          <table:table-cell office:value-type="string" calcext:value-type="string">
            <text:p>"Jeff Sheehan requested Square 94 for Game &lt;Tiger Cats vs Elks&gt; in Series &lt;Week 8&gt;"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0:00 AM UTC-7</text:p>
          </table:table-cell>
        </table:table-row>
        <table:table-row table:style-name="ro1">
          <table:table-cell office:value-type="string" calcext:value-type="string">
            <text:p>ME00000073</text:p>
          </table:table-cell>
          <table:table-cell office:value-type="string" calcext:value-type="string">
            <text:p>"Please assign me to Square 48"</text:p>
          </table:table-cell>
          <table:table-cell office:value-type="string" calcext:value-type="string">
            <text:p>{gid: 6, sid: 2, squareRequested: 48, cid: 0}</text:p>
          </table:table-cell>
          <table:table-cell office:value-type="string" calcext:value-type="string">
            <text:p>"Jeff Sheehan requested Square 48 for Game &lt;Tiger Cats vs Elks&gt; in Series &lt;Week 8&gt;"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0:10 AM UTC-7</text:p>
          </table:table-cell>
        </table:table-row>
        <table:table-row table:style-name="ro1">
          <table:table-cell office:value-type="string" calcext:value-type="string">
            <text:p>ME00000074</text:p>
          </table:table-cell>
          <table:table-cell office:value-type="string" calcext:value-type="string">
            <text:p>"Please assign me to Square 46"</text:p>
          </table:table-cell>
          <table:table-cell office:value-type="string" calcext:value-type="string">
            <text:p>{gid: 6, cid: 0, sid: 2, squareRequested: 46}</text:p>
          </table:table-cell>
          <table:table-cell office:value-type="string" calcext:value-type="string">
            <text:p>"Jeff Sheehan requested Square 46 for Game &lt;Tiger Cats vs Elks&gt; in Series &lt;Week 8&gt;"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0:21 AM UTC-7</text:p>
          </table:table-cell>
        </table:table-row>
        <table:table-row table:style-name="ro1">
          <table:table-cell office:value-type="string" calcext:value-type="string">
            <text:p>ME00000076</text:p>
          </table:table-cell>
          <table:table-cell office:value-type="string" calcext:value-type="string">
            <text:p>"Please assign me to Square 25"</text:p>
          </table:table-cell>
          <table:table-cell office:value-type="string" calcext:value-type="string">
            <text:p>{sid: 2, gid: 6, squareRequested: 25, cid: 0}</text:p>
          </table:table-cell>
          <table:table-cell office:value-type="string" calcext:value-type="string">
            <text:p>"Jeff Sheehan requested Square 25 for Game &lt;Tiger Cats vs Elks&gt; in Series &lt;Week 8&gt;"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2:35 AM UTC-7</text:p>
          </table:table-cell>
        </table:table-row>
        <table:table-row table:style-name="ro1">
          <table:table-cell office:value-type="string" calcext:value-type="string">
            <text:p>ME00000077</text:p>
          </table:table-cell>
          <table:table-cell office:value-type="string" calcext:value-type="string">
            <text:p>"Please assign me to Square 40"</text:p>
          </table:table-cell>
          <table:table-cell office:value-type="string" calcext:value-type="string">
            <text:p>{sid: 2, cid: 0, gid: 5, squareRequested: 40}</text:p>
          </table:table-cell>
          <table:table-cell office:value-type="string" calcext:value-type="string">
            <text:p>"Jeff Sheehan requested Square 40 for Game &lt;Blue Bombers vs Argonauts&gt; in Series &lt;Week 8&gt;"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2:50 AM UTC-7</text:p>
          </table:table-cell>
        </table:table-row>
        <table:table-row table:style-name="ro1">
          <table:table-cell office:value-type="string" calcext:value-type="string">
            <text:p>ME00000078</text:p>
          </table:table-cell>
          <table:table-cell office:value-type="string" calcext:value-type="string">
            <text:p>"Please assign me to Square 10"</text:p>
          </table:table-cell>
          <table:table-cell office:value-type="string" calcext:value-type="string">
            <text:p>{gid: 5, squareRequested: 10, sid: 2, cid: 0}</text:p>
          </table:table-cell>
          <table:table-cell office:value-type="string" calcext:value-type="string">
            <text:p>"Jeff Sheehan requested Square 10 for Game &lt;Blue Bombers vs Argonauts&gt; in Series &lt;Week 8&gt;"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2:52 AM UTC-7</text:p>
          </table:table-cell>
        </table:table-row>
        <table:table-row table:style-name="ro1">
          <table:table-cell office:value-type="string" calcext:value-type="string">
            <text:p>ME00000079</text:p>
          </table:table-cell>
          <table:table-cell office:value-type="string" calcext:value-type="string">
            <text:p>"Please assign me to Square 96"</text:p>
          </table:table-cell>
          <table:table-cell office:value-type="string" calcext:value-type="string">
            <text:p>{squareRequested: 96, sid: 2, cid: 0, gid: 5}</text:p>
          </table:table-cell>
          <table:table-cell office:value-type="string" calcext:value-type="string">
            <text:p>"Jeff Sheehan requested Square 96 for Game &lt;Blue Bombers vs Argonauts&gt; in Series &lt;Week 8&gt;"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2:54 AM UTC-7</text:p>
          </table:table-cell>
        </table:table-row>
        <table:table-row table:style-name="ro1">
          <table:table-cell office:value-type="string" calcext:value-type="string">
            <text:p>ME00000080</text:p>
          </table:table-cell>
          <table:table-cell office:value-type="string" calcext:value-type="string">
            <text:p>"Please assign me to Square 1"</text:p>
          </table:table-cell>
          <table:table-cell office:value-type="string" calcext:value-type="string">
            <text:p>{gid: 5, squareRequested: 1, sid: 2, cid: 0}</text:p>
          </table:table-cell>
          <table:table-cell office:value-type="string" calcext:value-type="string">
            <text:p>"Jeff Sheehan requested Square 1 for Game &lt;Blue Bombers vs Argonauts&gt; in Series &lt;Week 8&gt;"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3:01 AM UTC-7</text:p>
          </table:table-cell>
        </table:table-row>
        <table:table-row table:style-name="ro1">
          <table:table-cell office:value-type="string" calcext:value-type="string">
            <text:p>ME00000081</text:p>
          </table:table-cell>
          <table:table-cell office:value-type="string" calcext:value-type="string">
            <text:p>"Please assign me to Square 26"</text:p>
          </table:table-cell>
          <table:table-cell office:value-type="string" calcext:value-type="string">
            <text:p>{sid: 2, cid: 0, gid: 5, squareRequested: 26}</text:p>
          </table:table-cell>
          <table:table-cell office:value-type="string" calcext:value-type="string">
            <text:p>"Jeff Sheehan requested Square 26 for Game &lt;Blue Bombers vs Argonauts&gt; in Series &lt;Week 8&gt;"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3:05 AM UTC-7</text:p>
          </table:table-cell>
        </table:table-row>
        <table:table-row table:style-name="ro1">
          <table:table-cell office:value-type="string" calcext:value-type="string">
            <text:p>ME00000082</text:p>
          </table:table-cell>
          <table:table-cell office:value-type="string" calcext:value-type="string">
            <text:p>"Please assign me to Square 45"</text:p>
          </table:table-cell>
          <table:table-cell office:value-type="string" calcext:value-type="string">
            <text:p>{squareRequested: 45, gid: 5, cid: 0, sid: 2}</text:p>
          </table:table-cell>
          <table:table-cell office:value-type="string" calcext:value-type="string">
            <text:p>"Jeff Sheehan requested Square 45 for Game &lt;Blue Bombers vs Argonauts&gt; in Series &lt;Week 8&gt;"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3:07 AM UTC-7</text:p>
          </table:table-cell>
        </table:table-row>
        <table:table-row table:style-name="ro1">
          <table:table-cell office:value-type="string" calcext:value-type="string">
            <text:p>ME00000083</text:p>
          </table:table-cell>
          <table:table-cell office:value-type="string" calcext:value-type="string">
            <text:p>"Please assign me to Square 24"</text:p>
          </table:table-cell>
          <table:table-cell office:value-type="string" calcext:value-type="string">
            <text:p>{squareRequested: 24, gid: 5, sid: 2, cid: 0}</text:p>
          </table:table-cell>
          <table:table-cell office:value-type="string" calcext:value-type="string">
            <text:p>"Jeff Sheehan requested Square 24 for Game &lt;Blue Bombers vs Argonauts&gt; in Series &lt;Week 8&gt;"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y 27, 2024 at 11:03:09 AM UTC-7</text:p>
          </table:table-cell>
        </table:table-row>
      </table:table>
      <table:table table:name="Bryon-to-Jef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6374" table:default-cell-style-name="Default"/>
        <table:table-row table:style-name="ro1">
          <table:table-cell table:style-name="ce1" office:value-type="string" calcext:value-type="string">
            <text:p>Document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cId</text:p>
          </table:table-cell>
          <table:table-cell table:style-name="ce1" office:value-type="string" calcext:value-type="string">
            <text:p>messageCode</text:p>
          </table:table-cell>
          <table:table-cell table:style-name="ce1" office:value-type="string" calcext:value-type="string">
            <text:p>messageType</text:p>
          </table:table-cell>
          <table:table-cell table:style-name="ce1" office:value-type="string" calcext:value-type="string">
            <text:p>pidFrom</text:p>
          </table:table-cell>
          <table:table-cell table:style-name="ce1" office:value-type="string" calcext:value-type="string">
            <text:p>pidTo</text:p>
          </table:table-cell>
          <table:table-cell table:style-name="ce1" office:value-type="string" calcext:value-type="string">
            <text:p>timestam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8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gid: 6, squareRequested: 10}</text:p>
          </table:table-cell>
          <table:table-cell office:value-type="string" calcext:value-type="string">
            <text:p>"Bryon Abbott accepted your request for Square 10 from Game &lt;Tiger Cats vs Elks&gt;"</text:p>
          </table:table-cell>
          <table:table-cell office:value-type="float" office:value="218" calcext:value-type="float">
            <text:p>218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4:0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3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squareRequested: 15, sid: 2, gid: 5}</text:p>
          </table:table-cell>
          <table:table-cell office:value-type="string" calcext:value-type="string">
            <text:p>"Bryon Abbott accepted your request for Square 15 from Game &lt;Blue Bombers vs Argonauts&gt;"</text:p>
          </table:table-cell>
          <table:table-cell office:value-type="float" office:value="223" calcext:value-type="float">
            <text:p>223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09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31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17, gid: 6, cid: 0, sid: 2}</text:p>
          </table:table-cell>
          <table:table-cell office:value-type="string" calcext:value-type="string">
            <text:p>"Bryon Abbott accepted your request for Square 17 from Game &lt;Tiger Cats vs Elks&gt;"</text:p>
          </table:table-cell>
          <table:table-cell office:value-type="float" office:value="231" calcext:value-type="float">
            <text:p>231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20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3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id: 2, squareRequested: 2, cid: 0}</text:p>
          </table:table-cell>
          <table:table-cell table:style-name="ce5" office:value-type="string" calcext:value-type="string">
            <text:p>"Bryon Abbott accepted your request for Square 2 from Game &lt;Blue Bombers vs Argonauts&gt;"</text:p>
          </table:table-cell>
          <table:table-cell office:value-type="float" office:value="183" calcext:value-type="float">
            <text:p>183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table:style-name="ce3" office:value-type="string" calcext:value-type="string">
            <text:p>July 27, 2024 at 10:51:03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33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gid: 6, squareRequested: 2}</text:p>
          </table:table-cell>
          <table:table-cell office:value-type="string" calcext:value-type="string">
            <text:p>"Bryon Abbott accepted your request for Square 2 from Game &lt;Tiger Cats vs Elks&gt;"</text:p>
          </table:table-cell>
          <table:table-cell office:value-type="float" office:value="233" calcext:value-type="float">
            <text:p>233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22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53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25, gid: 6, sid: 2, cid: 0}</text:p>
          </table:table-cell>
          <table:table-cell office:value-type="string" calcext:value-type="string">
            <text:p>"Bryon Abbott accepted your request for Square 25 from Game &lt;Tiger Cats vs Elks&gt;"</text:p>
          </table:table-cell>
          <table:table-cell office:value-type="float" office:value="253" calcext:value-type="float">
            <text:p>253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3:54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71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gid: 5, squareRequested: 27, cid: 0}</text:p>
          </table:table-cell>
          <table:table-cell office:value-type="string" calcext:value-type="string">
            <text:p>"Bryon Abbott accepted your request for Square 27 from Game &lt;Blue Bombers vs Argonauts&gt;"</text:p>
          </table:table-cell>
          <table:table-cell office:value-type="float" office:value="171" calcext:value-type="float">
            <text:p>171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40:4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7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6, squareRequested: 28, cid: 0, sid: 2}</text:p>
          </table:table-cell>
          <table:table-cell office:value-type="string" calcext:value-type="string">
            <text:p>"Bryon Abbott accepted your request for Square 28 from Game &lt;Tiger Cats vs Elks&gt;"</text:p>
          </table:table-cell>
          <table:table-cell office:value-type="float" office:value="227" calcext:value-type="float">
            <text:p>227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15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36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29, sid: 2, gid: 6, cid: 0}</text:p>
          </table:table-cell>
          <table:table-cell office:value-type="string" calcext:value-type="string">
            <text:p>"Bryon Abbott accepted your request for Square 29 from Game &lt;Tiger Cats vs Elks&gt;"</text:p>
          </table:table-cell>
          <table:table-cell office:value-type="float" office:value="236" calcext:value-type="float">
            <text:p>236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2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68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3, cid: 0, gid: 5}</text:p>
          </table:table-cell>
          <table:table-cell office:value-type="string" calcext:value-type="string">
            <text:p>"Bryon Abbott accepted your request for Square 3 from Game &lt;Blue Bombers vs Argonauts&gt;"</text:p>
          </table:table-cell>
          <table:table-cell office:value-type="float" office:value="168" calcext:value-type="float">
            <text:p>168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40:41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5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32, sid: 2, cid: 0, gid: 6}</text:p>
          </table:table-cell>
          <table:table-cell office:value-type="string" calcext:value-type="string">
            <text:p>"Bryon Abbott accepted your request for Square 32 from Game &lt;Tiger Cats vs Elks&gt;"</text:p>
          </table:table-cell>
          <table:table-cell office:value-type="float" office:value="225" calcext:value-type="float">
            <text:p>225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12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65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squareRequested: 33, gid: 5, sid: 2}</text:p>
          </table:table-cell>
          <table:table-cell office:value-type="string" calcext:value-type="string">
            <text:p>"Bryon Abbott accepted your request for Square 33 from Game &lt;Blue Bombers vs Argonauts&gt;"</text:p>
          </table:table-cell>
          <table:table-cell office:value-type="float" office:value="165" calcext:value-type="float">
            <text:p>165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40:3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74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35, gid: 5, cid: 0}</text:p>
          </table:table-cell>
          <table:table-cell office:value-type="string" calcext:value-type="string">
            <text:p>"Bryon Abbott accepted your request for Square 35 from Game &lt;Blue Bombers vs Argonauts&gt;"</text:p>
          </table:table-cell>
          <table:table-cell office:value-type="float" office:value="174" calcext:value-type="float">
            <text:p>174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0:4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8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38, gid: 5, cid: 0}</text:p>
          </table:table-cell>
          <table:table-cell table:style-name="ce4" office:value-type="string" calcext:value-type="string">
            <text:p>"Bryon Abbott accepted your request for Square 38 from Game &lt;Blue Bombers vs Argonauts&gt;"</text:p>
          </table:table-cell>
          <table:table-cell office:value-type="float" office:value="188" calcext:value-type="float">
            <text:p>188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0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9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38, gid: 5, cid: 0}</text:p>
          </table:table-cell>
          <table:table-cell table:style-name="ce4" office:value-type="string" calcext:value-type="string">
            <text:p>"Bryon Abbott accepted your request for Square 38 from Game &lt;Blue Bombers vs Argonauts&gt;"</text:p>
          </table:table-cell>
          <table:table-cell office:value-type="float" office:value="189" calcext:value-type="float">
            <text:p>189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0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69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cid: 0, sid: 2, squareRequested: 39}</text:p>
          </table:table-cell>
          <table:table-cell office:value-type="string" calcext:value-type="string">
            <text:p>"Bryon Abbott accepted your request for Square 39 from Game &lt;Blue Bombers vs Argonauts&gt;"</text:p>
          </table:table-cell>
          <table:table-cell office:value-type="float" office:value="169" calcext:value-type="float">
            <text:p>169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40:43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7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quareRequested: 42, cid: 0, sid: 2}</text:p>
          </table:table-cell>
          <table:table-cell office:value-type="string" calcext:value-type="string">
            <text:p>"Bryon Abbott accepted your request for Square 42 from Game &lt;Blue Bombers vs Argonauts&gt;"</text:p>
          </table:table-cell>
          <table:table-cell office:value-type="float" office:value="187" calcext:value-type="float">
            <text:p>187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0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0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42, cid: 0, sid: 2, gid: 6}</text:p>
          </table:table-cell>
          <table:table-cell office:value-type="string" calcext:value-type="string">
            <text:p>"Bryon Abbott accepted your request for Square 42 from Game &lt;Tiger Cats vs Elks&gt;"</text:p>
          </table:table-cell>
          <table:table-cell office:value-type="float" office:value="220" calcext:value-type="float">
            <text:p>220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05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1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squareRequested: 43, gid: 5}</text:p>
          </table:table-cell>
          <table:table-cell office:value-type="string" calcext:value-type="string">
            <text:p>"Bryon Abbott accepted your request for Square 43 from Game &lt;Blue Bombers vs Argonauts&gt;"</text:p>
          </table:table-cell>
          <table:table-cell office:value-type="float" office:value="221" calcext:value-type="float">
            <text:p>221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07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35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43, cid: 0, sid: 2, gid: 6}</text:p>
          </table:table-cell>
          <table:table-cell office:value-type="string" calcext:value-type="string">
            <text:p>"Bryon Abbott accepted your request for Square 43 from Game &lt;Tiger Cats vs Elks&gt;"</text:p>
          </table:table-cell>
          <table:table-cell office:value-type="float" office:value="235" calcext:value-type="float">
            <text:p>235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25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43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46, sid: 2, gid: 6, cid: 0}</text:p>
          </table:table-cell>
          <table:table-cell office:value-type="string" calcext:value-type="string">
            <text:p>"Bryon Abbott accepted your request for Square 46 from Game &lt;Tiger Cats vs Elks&gt;"</text:p>
          </table:table-cell>
          <table:table-cell office:value-type="float" office:value="243" calcext:value-type="float">
            <text:p>243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50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4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quareRequested: 47, cid: 0, sid: 2}</text:p>
          </table:table-cell>
          <table:table-cell office:value-type="string" calcext:value-type="string">
            <text:p>"Bryon Abbott accepted your request for Square 47 from Game &lt;Blue Bombers vs Argonauts&gt;"</text:p>
          </table:table-cell>
          <table:table-cell office:value-type="float" office:value="224" calcext:value-type="float">
            <text:p>224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11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79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squareRequested: 48, gid: 5}</text:p>
          </table:table-cell>
          <table:table-cell office:value-type="string" calcext:value-type="string">
            <text:p>"Bryon Abbott accepted your request for Square 48 from Game &lt;Blue Bombers vs Argonauts&gt;"</text:p>
          </table:table-cell>
          <table:table-cell office:value-type="float" office:value="179" calcext:value-type="float">
            <text:p>179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0:5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42</text:p>
          </table:table-cell>
          <table:table-cell office:value-type="string" calcext:value-type="string">
            <text:p>"Good luck Jeff"</text:p>
          </table:table-cell>
          <table:table-cell office:value-type="string" calcext:value-type="string">
            <text:p>{squareRequested: 48, cid: 0, gid: 6, sid: 2}</text:p>
          </table:table-cell>
          <table:table-cell office:value-type="string" calcext:value-type="string">
            <text:p>"Bryon Abbott accepted your request for Square 48 from Game &lt;Tiger Cats vs Elks&gt;"</text:p>
          </table:table-cell>
          <table:table-cell office:value-type="float" office:value="242" calcext:value-type="float">
            <text:p>242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4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2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quareRequested: 52, sid: 2, cid: 0}</text:p>
          </table:table-cell>
          <table:table-cell office:value-type="string" calcext:value-type="string">
            <text:p>"Bryon Abbott accepted your request for Square 52 from Game &lt;Blue Bombers vs Argonauts&gt;"</text:p>
          </table:table-cell>
          <table:table-cell office:value-type="float" office:value="222" calcext:value-type="float">
            <text:p>222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0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92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id: 2, squareRequested: 58, cid: 0}</text:p>
          </table:table-cell>
          <table:table-cell table:style-name="ce4" office:value-type="string" calcext:value-type="string">
            <text:p>"Bryon Abbott accepted your request for Square 58 from Game &lt;Blue Bombers vs Argonauts&gt;"</text:p>
          </table:table-cell>
          <table:table-cell office:value-type="float" office:value="192" calcext:value-type="float">
            <text:p>192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4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93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id: 2, squareRequested: 58, cid: 0}</text:p>
          </table:table-cell>
          <table:table-cell table:style-name="ce4" office:value-type="string" calcext:value-type="string">
            <text:p>"Bryon Abbott accepted your request for Square 58 from Game &lt;Blue Bombers vs Argonauts&gt;"</text:p>
          </table:table-cell>
          <table:table-cell office:value-type="float" office:value="193" calcext:value-type="float">
            <text:p>193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4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30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58, gid: 6, cid: 0, sid: 2}</text:p>
          </table:table-cell>
          <table:table-cell office:value-type="string" calcext:value-type="string">
            <text:p>"Bryon Abbott accepted your request for Square 58 from Game &lt;Tiger Cats vs Elks&gt;"</text:p>
          </table:table-cell>
          <table:table-cell office:value-type="float" office:value="230" calcext:value-type="float">
            <text:p>230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19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37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6, cid: 0, gid: 6, sid: 2}</text:p>
          </table:table-cell>
          <table:table-cell office:value-type="string" calcext:value-type="string">
            <text:p>"Bryon Abbott accepted your request for Square 6 from Game &lt;Tiger Cats vs Elks&gt;"</text:p>
          </table:table-cell>
          <table:table-cell office:value-type="float" office:value="237" calcext:value-type="float">
            <text:p>237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2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67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gid: 5, squareRequested: 60}</text:p>
          </table:table-cell>
          <table:table-cell office:value-type="string" calcext:value-type="string">
            <text:p>"Bryon Abbott accepted your request for Square 60 from Game &lt;Blue Bombers vs Argonauts&gt;"</text:p>
          </table:table-cell>
          <table:table-cell office:value-type="float" office:value="167" calcext:value-type="float">
            <text:p>167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40:39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66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65, sid: 2, cid: 0, gid: 5}</text:p>
          </table:table-cell>
          <table:table-cell office:value-type="string" calcext:value-type="string">
            <text:p>"Bryon Abbott accepted your request for Square 65 from Game &lt;Blue Bombers vs Argonauts&gt;"</text:p>
          </table:table-cell>
          <table:table-cell office:value-type="float" office:value="166" calcext:value-type="float">
            <text:p>166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40:3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90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66, gid: 5, cid: 0}</text:p>
          </table:table-cell>
          <table:table-cell table:style-name="ce4" office:value-type="string" calcext:value-type="string">
            <text:p>"Bryon Abbott accepted your request for Square 66 from Game &lt;Blue Bombers vs Argonauts&gt;"</text:p>
          </table:table-cell>
          <table:table-cell office:value-type="float" office:value="190" calcext:value-type="float">
            <text:p>190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2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91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squareRequested: 66, gid: 5}</text:p>
          </table:table-cell>
          <table:table-cell table:style-name="ce4" office:value-type="string" calcext:value-type="string">
            <text:p>"Bryon Abbott accepted your request for Square 66 from Game &lt;Blue Bombers vs Argonauts&gt;"</text:p>
          </table:table-cell>
          <table:table-cell office:value-type="float" office:value="191" calcext:value-type="float">
            <text:p>191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2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75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67, gid: 5, cid: 0}</text:p>
          </table:table-cell>
          <table:table-cell office:value-type="string" calcext:value-type="string">
            <text:p>"Bryon Abbott accepted your request for Square 67 from Game &lt;Blue Bombers vs Argonauts&gt;"</text:p>
          </table:table-cell>
          <table:table-cell office:value-type="float" office:value="175" calcext:value-type="float">
            <text:p>175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0:4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78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squareRequested: 7, gid: 5}</text:p>
          </table:table-cell>
          <table:table-cell office:value-type="string" calcext:value-type="string">
            <text:p>"Bryon Abbott accepted your request for Square 7 from Game &lt;Blue Bombers vs Argonauts&gt;"</text:p>
          </table:table-cell>
          <table:table-cell office:value-type="float" office:value="178" calcext:value-type="float">
            <text:p>178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0:54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9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70, cid: 0, sid: 2, gid: 6}</text:p>
          </table:table-cell>
          <table:table-cell office:value-type="string" calcext:value-type="string">
            <text:p>"Bryon Abbott accepted your request for Square 70 from Game &lt;Tiger Cats vs Elks&gt;"</text:p>
          </table:table-cell>
          <table:table-cell office:value-type="float" office:value="219" calcext:value-type="float">
            <text:p>219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4:07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6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squareRequested: 72, gid: 6}</text:p>
          </table:table-cell>
          <table:table-cell office:value-type="string" calcext:value-type="string">
            <text:p>"Bryon Abbott accepted your request for Square 72 from Game &lt;Tiger Cats vs Elks&gt;"</text:p>
          </table:table-cell>
          <table:table-cell office:value-type="float" office:value="226" calcext:value-type="float">
            <text:p>226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13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6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73, gid: 5, sid: 2, cid: 0}</text:p>
          </table:table-cell>
          <table:table-cell office:value-type="string" calcext:value-type="string">
            <text:p>"Bryon Abbott accepted your request for Square 73 from Game &lt;Blue Bombers vs Argonauts&gt;"</text:p>
          </table:table-cell>
          <table:table-cell office:value-type="float" office:value="186" calcext:value-type="float">
            <text:p>186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07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96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gid: 5, squareRequested: 76, cid: 0}</text:p>
          </table:table-cell>
          <table:table-cell office:value-type="string" calcext:value-type="string">
            <text:p>"Bryon Abbott accepted your request for Square 76 from Game &lt;Blue Bombers vs Argonauts&gt;"</text:p>
          </table:table-cell>
          <table:table-cell office:value-type="float" office:value="196" calcext:value-type="float">
            <text:p>196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7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76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77, gid: 5, sid: 2, cid: 0}</text:p>
          </table:table-cell>
          <table:table-cell office:value-type="string" calcext:value-type="string">
            <text:p>"Bryon Abbott accepted your request for Square 77 from Game &lt;Blue Bombers vs Argonauts&gt;"</text:p>
          </table:table-cell>
          <table:table-cell office:value-type="float" office:value="176" calcext:value-type="float">
            <text:p>176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0:50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34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8, gid: 6, cid: 0, sid: 2}</text:p>
          </table:table-cell>
          <table:table-cell office:value-type="string" calcext:value-type="string">
            <text:p>"Bryon Abbott accepted your request for Square 8 from Game &lt;Tiger Cats vs Elks&gt;"</text:p>
          </table:table-cell>
          <table:table-cell office:value-type="float" office:value="234" calcext:value-type="float">
            <text:p>234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24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94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gid: 5, squareRequested: 87, sid: 2}</text:p>
          </table:table-cell>
          <table:table-cell table:style-name="ce4" office:value-type="string" calcext:value-type="string">
            <text:p>"Bryon Abbott accepted your request for Square 87 from Game &lt;Blue Bombers vs Argonauts&gt;"</text:p>
          </table:table-cell>
          <table:table-cell office:value-type="float" office:value="194" calcext:value-type="float">
            <text:p>194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95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squareRequested: 87, cid: 0, sid: 2}</text:p>
          </table:table-cell>
          <table:table-cell table:style-name="ce4" office:value-type="string" calcext:value-type="string">
            <text:p>"Bryon Abbott accepted your request for Square 87 from Game &lt;Blue Bombers vs Argonauts&gt;"</text:p>
          </table:table-cell>
          <table:table-cell office:value-type="float" office:value="195" calcext:value-type="float">
            <text:p>195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1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0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89, cid: 0, gid: 5}</text:p>
          </table:table-cell>
          <table:table-cell office:value-type="string" calcext:value-type="string">
            <text:p>"Bryon Abbott accepted your request for Square 89 from Game &lt;Blue Bombers vs Argonauts&gt;"</text:p>
          </table:table-cell>
          <table:table-cell office:value-type="float" office:value="180" calcext:value-type="float">
            <text:p>180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0:5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70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cid: 0, sid: 2, squareRequested: 9}</text:p>
          </table:table-cell>
          <table:table-cell office:value-type="string" calcext:value-type="string">
            <text:p>"Bryon Abbott accepted your request for Square 9 from Game &lt;Blue Bombers vs Argonauts&gt;"</text:p>
          </table:table-cell>
          <table:table-cell office:value-type="float" office:value="170" calcext:value-type="float">
            <text:p>170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40:44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5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gid: 5, cid: 0, sid: 2, squareRequested: 90}</text:p>
          </table:table-cell>
          <table:table-cell office:value-type="string" calcext:value-type="string">
            <text:p>"Bryon Abbott accepted your request for Square 90 from Game &lt;Blue Bombers vs Argonauts&gt;"</text:p>
          </table:table-cell>
          <table:table-cell office:value-type="float" office:value="185" calcext:value-type="float">
            <text:p>185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04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2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cid: 0, gid: 5, sid: 2, squareRequested: 92}</text:p>
          </table:table-cell>
          <table:table-cell table:style-name="ce5" office:value-type="string" calcext:value-type="string">
            <text:p>"Bryon Abbott accepted your request for Square 92 from Game &lt;Blue Bombers vs Argonauts&gt;"</text:p>
          </table:table-cell>
          <table:table-cell office:value-type="float" office:value="182" calcext:value-type="float">
            <text:p>182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01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9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gid: 6, squareRequested: 92, cid: 0}</text:p>
          </table:table-cell>
          <table:table-cell office:value-type="string" calcext:value-type="string">
            <text:p>"Bryon Abbott accepted your request for Square 92 from Game &lt;Tiger Cats vs Elks&gt;"</text:p>
          </table:table-cell>
          <table:table-cell office:value-type="float" office:value="229" calcext:value-type="float">
            <text:p>229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1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77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cid: 0, squareRequested: 93, gid: 5}</text:p>
          </table:table-cell>
          <table:table-cell office:value-type="string" calcext:value-type="string">
            <text:p>"Bryon Abbott accepted your request for Square 93 from Game &lt;Blue Bombers vs Argonauts&gt;"</text:p>
          </table:table-cell>
          <table:table-cell office:value-type="float" office:value="177" calcext:value-type="float">
            <text:p>177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0:53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39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quareRequested: 94, gid: 6, sid: 2, cid: 0}</text:p>
          </table:table-cell>
          <table:table-cell office:value-type="string" calcext:value-type="string">
            <text:p>"Bryon Abbott accepted your request for Square 94 from Game &lt;Tiger Cats vs Elks&gt;"</text:p>
          </table:table-cell>
          <table:table-cell office:value-type="float" office:value="239" calcext:value-type="float">
            <text:p>239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29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28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96, cid: 0, gid: 6}</text:p>
          </table:table-cell>
          <table:table-cell office:value-type="string" calcext:value-type="string">
            <text:p>"Bryon Abbott accepted your request for Square 96 from Game &lt;Tiger Cats vs Elks&gt;"</text:p>
          </table:table-cell>
          <table:table-cell office:value-type="float" office:value="228" calcext:value-type="float">
            <text:p>228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1:00:17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181</text:p>
          </table:table-cell>
          <table:table-cell office:value-type="string" calcext:value-type="string">
            <text:p>"System generated square request accept"</text:p>
          </table:table-cell>
          <table:table-cell office:value-type="string" calcext:value-type="string">
            <text:p>{sid: 2, squareRequested: 99, gid: 5, cid: 0}</text:p>
          </table:table-cell>
          <table:table-cell office:value-type="string" calcext:value-type="string">
            <text:p>"Bryon Abbott accepted your request for Square 99 from Game &lt;Blue Bombers vs Argonauts&gt;"</text:p>
          </table:table-cell>
          <table:table-cell office:value-type="float" office:value="181" calcext:value-type="float">
            <text:p>181</text:p>
          </table:table-cell>
          <table:table-cell office:value-type="float" office:value="10040" calcext:value-type="float">
            <text:p>1004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00 AM UTC-7</text:p>
          </table:table-cell>
          <table:table-cell table:number-columns-repeated="16374"/>
        </table:table-row>
        <table:table-row table:style-name="ro1" table:visibility="filter">
          <table:table-cell office:value-type="string" calcext:value-type="string">
            <text:p>ME00000161</text:p>
          </table:table-cell>
          <table:table-cell office:value-type="string" calcext:value-type="string">
            <text:p>"Welcome to the community &lt;BruceBoard Testers&gt;"</text:p>
          </table:table-cell>
          <table:table-cell office:value-type="string" calcext:value-type="string">
            <text:p>{pid: 1005, cid: 0, msid: 0, cpid: 1001}</text:p>
          </table:table-cell>
          <table:table-cell office:value-type="string" calcext:value-type="string">
            <text:p>"Bryon Abbott accepted your request to be added to the &lt;BruceBoard Testers&gt; community"</text:p>
          </table:table-cell>
          <table:table-cell office:value-type="float" office:value="161" calcext:value-type="float">
            <text:p>161</text:p>
          </table:table-cell>
          <table:table-cell office:value-type="float" office:value="10010" calcext:value-type="float">
            <text:p>1001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8:58:43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4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squareRequested: 67, gid: 5, sid: 2, cid: 0}</text:p>
          </table:table-cell>
          <table:table-cell office:value-type="string" calcext:value-type="string">
            <text:p>"Bryon Abbott rejected your request for Square 67 from Game &lt;Blue Bombers vs Argonauts&gt;"</text:p>
          </table:table-cell>
          <table:table-cell office:value-type="float" office:value="214" calcext:value-type="float">
            <text:p>214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3:0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7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cid: 0, sid: 2, squareRequested: 67, gid: 5}</text:p>
          </table:table-cell>
          <table:table-cell office:value-type="string" calcext:value-type="string">
            <text:p>"Bryon Abbott rejected your request for Square 67 from Game &lt;Blue Bombers vs Argonauts&gt;"</text:p>
          </table:table-cell>
          <table:table-cell office:value-type="float" office:value="217" calcext:value-type="float">
            <text:p>217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3:19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08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gid: 5, squareRequested: 77, cid: 0, sid: 2}</text:p>
          </table:table-cell>
          <table:table-cell office:value-type="string" calcext:value-type="string">
            <text:p>"Bryon Abbott rejected your request for Square 77 from Game &lt;Blue Bombers vs Argonauts&gt;"</text:p>
          </table:table-cell>
          <table:table-cell office:value-type="float" office:value="208" calcext:value-type="float">
            <text:p>208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1:56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09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squareRequested: 77, cid: 0, sid: 2, gid: 5}</text:p>
          </table:table-cell>
          <table:table-cell office:value-type="string" calcext:value-type="string">
            <text:p>"Bryon Abbott rejected your request for Square 77 from Game &lt;Blue Bombers vs Argonauts&gt;"</text:p>
          </table:table-cell>
          <table:table-cell office:value-type="float" office:value="209" calcext:value-type="float">
            <text:p>209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2:1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0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cid: 0, gid: 5, squareRequested: 77, sid: 2}</text:p>
          </table:table-cell>
          <table:table-cell office:value-type="string" calcext:value-type="string">
            <text:p>"Bryon Abbott rejected your request for Square 77 from Game &lt;Blue Bombers vs Argonauts&gt;"</text:p>
          </table:table-cell>
          <table:table-cell office:value-type="float" office:value="210" calcext:value-type="float">
            <text:p>210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2:30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1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gid: 5, cid: 0, sid: 2, squareRequested: 89}</text:p>
          </table:table-cell>
          <table:table-cell office:value-type="string" calcext:value-type="string">
            <text:p>"Bryon Abbott rejected your request for Square 89 from Game &lt;Blue Bombers vs Argonauts&gt;"</text:p>
          </table:table-cell>
          <table:table-cell office:value-type="float" office:value="211" calcext:value-type="float">
            <text:p>211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2:43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3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cid: 0, gid: 5, sid: 2, squareRequested: 89}</text:p>
          </table:table-cell>
          <table:table-cell office:value-type="string" calcext:value-type="string">
            <text:p>"Bryon Abbott rejected your request for Square 89 from Game &lt;Blue Bombers vs Argonauts&gt;"</text:p>
          </table:table-cell>
          <table:table-cell office:value-type="float" office:value="213" calcext:value-type="float">
            <text:p>213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2:55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5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cid: 0, gid: 5, squareRequested: 93, sid: 2}</text:p>
          </table:table-cell>
          <table:table-cell office:value-type="string" calcext:value-type="string">
            <text:p>"Bryon Abbott rejected your request for Square 93 from Game &lt;Blue Bombers vs Argonauts&gt;"</text:p>
          </table:table-cell>
          <table:table-cell office:value-type="float" office:value="215" calcext:value-type="float">
            <text:p>215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3:08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6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sid: 2, gid: 5, cid: 0, squareRequested: 93}</text:p>
          </table:table-cell>
          <table:table-cell office:value-type="string" calcext:value-type="string">
            <text:p>"Bryon Abbott rejected your request for Square 93 from Game &lt;Blue Bombers vs Argonauts&gt;"</text:p>
          </table:table-cell>
          <table:table-cell office:value-type="float" office:value="216" calcext:value-type="float">
            <text:p>216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3:14 AM UTC-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00000212</text:p>
          </table:table-cell>
          <table:table-cell office:value-type="string" calcext:value-type="string">
            <text:p>"Sorry, rejected Jeff"</text:p>
          </table:table-cell>
          <table:table-cell office:value-type="string" calcext:value-type="string">
            <text:p>{sid: 2, squareRequested: 99, gid: 5, cid: 0}</text:p>
          </table:table-cell>
          <table:table-cell office:value-type="string" calcext:value-type="string">
            <text:p>"Bryon Abbott rejected your request for Square 99 from Game &lt;Blue Bombers vs Argonauts&gt;"</text:p>
          </table:table-cell>
          <table:table-cell office:value-type="float" office:value="212" calcext:value-type="float">
            <text:p>212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10:52:48 AM UTC-7</text:p>
          </table:table-cell>
          <table:table-cell table:number-columns-repeated="16374"/>
        </table:table-row>
        <table:table-row table:style-name="ro1" table:visibility="filter">
          <table:table-cell office:value-type="string" calcext:value-type="string">
            <text:p>ME00000162</text:p>
          </table:table-cell>
          <table:table-cell office:value-type="string" calcext:value-type="string">
            <text:p>"Topped up Credits to 50 credits"</text:p>
          </table:table-cell>
          <table:table-cell office:value-type="string" calcext:value-type="string">
            <text:p>{cid: 0, credits: 50}</text:p>
          </table:table-cell>
          <table:table-cell office:value-type="string" calcext:value-type="string">
            <text:p>"Credits on your account were updated from 0 to 50 : (50)"</text:p>
          </table:table-cell>
          <table:table-cell office:value-type="float" office:value="162" calcext:value-type="float">
            <text:p>162</text:p>
          </table:table-cell>
          <table:table-cell office:value-type="float" office:value="20020" calcext:value-type="float">
            <text:p>2002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uly 27, 2024 at 8:59:10 AM UTC-7</text:p>
          </table:table-cell>
          <table:table-cell table:number-columns-repeated="16374"/>
        </table:table-row>
        <table:table-row table:style-name="ro1" table:visibility="filter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table:number-columns-repeated="5"/>
          <table:table-cell table:style-name="Default" table:formula="of:=SUBTOTAL(3; [.F2:.F65])"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5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Duplicates</text:p>
          </table:table-cell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Default" table:number-columns-repeated="5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Missed</text:p>
          </table:table-cell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Default" table:number-columns-repeated="5"/>
          <table:table-cell table:style-name="Default" table:formula="of:=[.F68]-[.F69]-[.F70]"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5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Rejected</text:p>
          </table:table-cell>
          <table:table-cell table:style-name="Default" table:number-columns-repeated="3"/>
          <table:table-cell table:number-columns-repeated="16374"/>
        </table:table-row>
      </table:table>
      <table:table table:name="Summary" table:style-name="ta1">
        <office:forms form:automatic-focus="false" form:apply-design-mode="false"/>
        <table:table-column table:style-name="co5" table:number-columns-repeated="19" table:default-cell-style-name="Default"/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1">
            <text:p>Game1</text:p>
          </table:table-cell>
          <table:covered-table-cell/>
          <table:table-cell table:style-name="ce6" office:value-type="string" calcext:value-type="string" table:number-columns-spanned="2" table:number-rows-spanned="1">
            <text:p>Game2</text:p>
          </table:table-cell>
          <table:covered-table-cell/>
          <table:table-cell table:style-name="ce6" office:value-type="string" calcext:value-type="string" table:number-columns-spanned="2" table:number-rows-spanned="1">
            <text:p>Game3</text:p>
          </table:table-cell>
          <table:covered-table-cell/>
          <table:table-cell office:value-type="string" calcext:value-type="string">
            <text:p>Total Spend</text:p>
          </table:table-cell>
          <table:table-cell table:style-name="ce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>
            <text:p>Spend</text:p>
          </table:table-cell>
          <table:table-cell table:style-name="ce6" office:value-type="string" calcext:value-type="string">
            <text:p>Payout</text:p>
          </table:table-cell>
          <table:table-cell table:style-name="ce6" office:value-type="string" calcext:value-type="string">
            <text:p>Spend</text:p>
          </table:table-cell>
          <table:table-cell table:style-name="ce6" office:value-type="string" calcext:value-type="string">
            <text:p>Payout</text:p>
          </table:table-cell>
          <table:table-cell table:style-name="ce6" office:value-type="string" calcext:value-type="string">
            <text:p>Spend</text:p>
          </table:table-cell>
          <table:table-cell table:style-name="ce6" office:value-type="string" calcext:value-type="string">
            <text:p>Payout</text:p>
          </table:table-cell>
          <table:table-cell table:style-name="ce6"/>
          <table:table-cell table:style-name="ce6" office:value-type="string" calcext:value-type="string">
            <text:p>Sum</text:p>
          </table:table-cell>
          <table:table-cell table:style-name="ce6" office:value-type="string" calcext:value-type="string">
            <text:p>Community</text:p>
          </table:table-cell>
          <table:table-cell table:style-name="ce6" office:value-type="string" calcext:value-type="string">
            <text:p>Delta</text:p>
          </table:table-cell>
          <table:table-cell/>
          <table:table-cell office:value-type="string" calcext:value-type="string">
            <text:p>Msgs</text:p>
          </table:table-cell>
          <table:table-cell office:value-type="string" calcext:value-type="string">
            <text:p>Dups</text:p>
          </table:table-cell>
          <table:table-cell office:value-type="string" calcext:value-type="string">
            <text:p>Missed Cells</text:p>
          </table:table-cell>
          <table:table-cell office:value-type="string" calcext:value-type="string">
            <text:p>Actual</text:p>
          </table:table-cell>
          <table:table-cell/>
        </table:table-row>
        <table:table-row table:style-name="ro1">
          <table:table-cell office:value-type="string" calcext:value-type="string">
            <text:p>Lorraine</text:p>
          </table:table-cell>
          <table:table-cell office:value-type="float" office:value="1007" calcext:value-type="float">
            <text:p>100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table:formula="of:=15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table:formula="of:=[.D3]+[.F3]+[.H3]" office:value-type="float" office:value="-44" calcext:value-type="float">
            <text:p>-44</text:p>
          </table:table-cell>
          <table:table-cell table:formula="of:=SUM([.C3:.I3])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[.L3]-[.K3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ga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-17" calcext:value-type="float">
            <text:p>-17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table:formula="of:=[.D4]+[.F4]+[.H4]" office:value-type="float" office:value="-49" calcext:value-type="float">
            <text:p>-49</text:p>
          </table:table-cell>
          <table:table-cell table:formula="of:=SUM([.C4:.I4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L4]-[.K4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ff</text:p>
          </table:table-cell>
          <table:table-cell office:value-type="float" office:value="1005" calcext:value-type="float">
            <text:p>100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50" calcext:value-type="float">
            <text:p>50</text:p>
          </table:table-cell>
          <table:table-cell office:value-type="float" office:value="-19" calcext:value-type="float">
            <text:p>-19</text:p>
          </table:table-cell>
          <table:table-cell office:value-type="float" office:value="40" calcext:value-type="float">
            <text:p>40</text:p>
          </table:table-cell>
          <table:table-cell table:formula="of:=[.D5]+[.F5]+[.H5]" office:value-type="float" office:value="-46" calcext:value-type="float">
            <text:p>-46</text:p>
          </table:table-cell>
          <table:table-cell table:formula="of:=SUM([.C5:.I5])"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formula="of:=[.L5]-[.K5]" office:value-type="float" office:value="-4" calcext:value-type="float">
            <text:p>-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O5]-[.P5]-[.Q5]" office:value-type="float" office:value="46" calcext:value-type="float">
            <text:p>46</text:p>
          </table:table-cell>
          <table:table-cell table:formula="of:=[.R5]+[.J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D6]+[.F6]+[.H6]" office:value-type="float" office:value="-22" calcext:value-type="float">
            <text:p>-22</text:p>
          </table:table-cell>
          <table:table-cell table:formula="of:=SUM([.C6:.I6])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formula="of:=[.L6]-[.K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</text:p>
          </table:table-cell>
          <table:table-cell office:value-type="float" office:value="1009" calcext:value-type="float">
            <text:p>100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table:style-name="ce7" table:formula="of:=[.D7]+[.F7]+[.H7]" office:value-type="float" office:value="-17" calcext:value-type="float">
            <text:p>-17</text:p>
          </table:table-cell>
          <table:table-cell table:formula="of:=SUM([.C7:.I7]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[.L7]-[.K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y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[.D8]+[.F8]+[.H8]" office:value-type="float" office:value="-55" calcext:value-type="float">
            <text:p>-55</text:p>
          </table:table-cell>
          <table:table-cell table:formula="of:=SUM([.C8:.I8])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[.L8]-[.K8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  <table:table-cell table:formula="of:=[.D9]+[.F9]+[.H9]" office:value-type="float" office:value="0" calcext:value-type="float">
            <text:p>0</text:p>
          </table:table-cell>
          <table:table-cell table:formula="of:=SUM([.C9:.I9])" office:value-type="float" office:value="12" calcext:value-type="float">
            <text:p>12</text:p>
          </table:table-cell>
          <table:table-cell/>
          <table:table-cell table:formula="of:=[.L9]-[.K9]" office:value-type="float" office:value="-12" calcext:value-type="float">
            <text:p>-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9])" office:value-type="float" office:value="300" calcext:value-type="float">
            <text:p>300</text:p>
          </table:table-cell>
          <table:table-cell table:formula="of:=SUM([.D3:.D9])" office:value-type="float" office:value="-53" calcext:value-type="float">
            <text:p>-53</text:p>
          </table:table-cell>
          <table:table-cell table:formula="of:=SUM([.E3:.E9])" office:value-type="float" office:value="53" calcext:value-type="float">
            <text:p>53</text:p>
          </table:table-cell>
          <table:table-cell table:formula="of:=SUM([.F3:.F9])" office:value-type="float" office:value="-100" calcext:value-type="float">
            <text:p>-100</text:p>
          </table:table-cell>
          <table:table-cell table:formula="of:=SUM([.G3:.G9])" office:value-type="float" office:value="100" calcext:value-type="float">
            <text:p>100</text:p>
          </table:table-cell>
          <table:table-cell table:formula="of:=SUM([.H3:.H9])" office:value-type="float" office:value="-80" calcext:value-type="float">
            <text:p>-80</text:p>
          </table:table-cell>
          <table:table-cell table:formula="of:=SUM([.I3:.I9])" office:value-type="float" office:value="80" calcext:value-type="float">
            <text:p>80</text:p>
          </table:table-cell>
          <table:table-cell table:formula="of:=SUM([.J3:.J9])" office:value-type="float" office:value="-233" calcext:value-type="float">
            <text:p>-233</text:p>
          </table:table-cell>
          <table:table-cell table:formula="of:=SUM([.K3:.K9])" office:value-type="float" office:value="300" calcext:value-type="float">
            <text:p>300</text:p>
          </table:table-cell>
          <table:table-cell table:formula="of:=SUM([.L3:.L9])" office:value-type="float" office:value="289" calcext:value-type="float">
            <text:p>289</text:p>
          </table:table-cell>
          <table:table-cell table:formula="of:=SUM([.M3:.M9])" office:value-type="float" office:value="-11" calcext:value-type="float">
            <text:p>-11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cluded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2"/>
          <table:table-cell table:formula="of:=SUM([.C12:.I12])" office:value-type="float" office:value="-67" calcext:value-type="float">
            <text:p>-67</text:p>
          </table:table-cell>
          <table:table-cell/>
          <table:table-cell table:formula="of:=[.L12]-[.K12]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[.C10]+[.C12]" office:value-type="float" office:value="300" calcext:value-type="float">
            <text:p>300</text:p>
          </table:table-cell>
          <table:table-cell table:formula="of:=[.D10]+[.D12]" office:value-type="float" office:value="-100" calcext:value-type="float">
            <text:p>-100</text:p>
          </table:table-cell>
          <table:table-cell table:formula="of:=[.E10]+[.E12]" office:value-type="float" office:value="53" calcext:value-type="float">
            <text:p>53</text:p>
          </table:table-cell>
          <table:table-cell table:formula="of:=[.F10]+[.F12]" office:value-type="float" office:value="-100" calcext:value-type="float">
            <text:p>-100</text:p>
          </table:table-cell>
          <table:table-cell/>
          <table:table-cell table:formula="of:=[.H10]+[.H12]" office:value-type="float" office:value="-100" calcext:value-type="float">
            <text:p>-100</text:p>
          </table:table-cell>
          <table:table-cell table:formula="of:=[.I10]+[.I12]" office:value-type="float" office:value="80" calcext:value-type="float">
            <text:p>80</text:p>
          </table:table-cell>
          <table:table-cell/>
          <table:table-cell table:formula="of:=[.K10]+[.K12]" office:value-type="float" office:value="233" calcext:value-type="float">
            <text:p>23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Michi-to-Bryon'.A1:'Michi-to-Bryon'.J25" table:display-filter-buttons="true">
          <table:filter>
            <table:filter-and>
              <table:filter-condition table:data-type="number" table:value="40" table:operator="=" table:field-number="5"/>
            </table:filter-and>
          </table:filter>
        </table:database-range>
        <table:database-range table:name="__Anonymous_Sheet_DB__1" table:target-range-address="'Bryon-to-Michi'.A1:'Bryon-to-Michi'.J26" table:display-filter-buttons="true">
          <table:filter>
            <table:filter-and>
              <table:filter-condition table:value="10040" table:operator="=" table:field-number="5">
                <table:filter-set-item table:value="10040"/>
                <table:filter-set-item table:value="10041"/>
              </table:filter-condition>
            </table:filter-and>
          </table:filter>
        </table:database-range>
        <table:database-range table:name="__Anonymous_Sheet_DB__2" table:target-range-address="'Jeff-to-Bryon'.A1:'Jeff-to-Bryon'.J82" table:display-filter-buttons="true">
          <table:filter>
            <table:filter-and>
              <table:filter-condition table:data-type="number" table:value="40" table:operator="=" table:field-number="5"/>
            </table:filter-and>
          </table:filter>
        </table:database-range>
        <table:database-range table:name="__Anonymous_Sheet_DB__3" table:target-range-address="'Bryon-to-Jeff'.A1:'Bryon-to-Jeff'.J66" table:display-filter-buttons="true">
          <table:filter>
            <table:filter-and>
              <table:filter-condition table:value="10040" table:operator="=" table:field-number="5">
                <table:filter-set-item table:value="10040"/>
                <table:filter-set-item table:value="10041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20:18:51.890849076</meta:creation-date>
    <dc:date>2024-07-29T11:34:00.323963041</dc:date>
    <meta:editing-duration>PT1H25M31S</meta:editing-duration>
    <meta:editing-cycles>1</meta:editing-cycles>
    <meta:document-statistic meta:table-count="5" meta:cell-count="2104" meta:object-count="0"/>
    <meta:generator>LibreOffice/24.2.5.2$Linux_X86_64 LibreOffice_project/420$Build-2</meta:generator>
  </office:meta>
</office:document-meta>
</file>